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dpis3" style:master-page-name="MP0" style:family="paragraph">
      <style:paragraph-properties fo:break-before="page" fo:text-align="center" fo:margin-top="0.4in" fo:margin-bottom="0.4in"/>
      <style:text-properties fo:font-size="15pt" style:font-size-asian="15pt" style:font-size-complex="15pt"/>
    </style:style>
    <style:style style:name="T3" style:parent-style-name="Standardnípísmoodstavce" style:family="text">
      <style:text-properties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4">
          <style:column style:rel-width="2995*" fo:start-indent="0in" fo:end-indent="0.1in"/>
          <style:column style:rel-width="1821*" fo:start-indent="0.1in" fo:end-indent="0in"/>
          <style:column style:rel-width="2784*" fo:start-indent="0in" fo:end-indent="0in"/>
          <style:column style:rel-width="2041*" fo:start-indent="0in" fo:end-indent="0in"/>
        </style:columns>
      </style:section-properties>
    </style:style>
    <style:style style:name="P4" style:parent-style-name="Standard" style:family="paragraph">
      <style:text-properties fo:font-size="10pt" style:font-size-asian="10pt" style:font-size-complex="10pt"/>
    </style:style>
    <style:style style:name="P5" style:parent-style-name="Standard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 fo:background-color="#DDDDDD"/>
    </style:style>
    <style:style style:name="P8" style:parent-style-name="Standard" style:family="paragraph">
      <style:text-properties fo:font-size="10pt" style:font-size-asian="10pt" style:font-size-complex="10pt" fo:background-color="#DDDDDD"/>
    </style:style>
    <style:style style:name="P9" style:parent-style-name="Standard" style:family="paragraph">
      <style:text-properties fo:font-size="10pt" style:font-size-asian="10pt" style:font-size-complex="10pt"/>
    </style:style>
    <style:style style:name="T10" style:parent-style-name="Standardnípísmoodstavce" style:family="text">
      <style:text-properties fo:font-size="10pt" style:font-size-asian="10pt" style:font-size-complex="10pt"/>
    </style:style>
    <style:style style:name="T11" style:parent-style-name="Standardnípísmoodstavce" style:family="text">
      <style:text-properties fo:font-size="10pt" style:font-size-asian="10pt" style:font-size-complex="10pt"/>
    </style:style>
    <style:style style:name="T12" style:parent-style-name="Standardnípísmoodstavce" style:family="text">
      <style:text-properties fo:font-size="10pt" style:font-size-asian="10pt" style:font-size-complex="10pt"/>
    </style:style>
    <style:style style:name="T13" style:parent-style-name="Standardnípísmoodstavce" style:family="text">
      <style:text-properties fo:font-size="10pt" style:font-size-asian="10pt" style:font-size-complex="10pt" fo:background-color="#DDDDDD"/>
    </style:style>
    <style:style style:name="T14" style:parent-style-name="Standardnípísmoodstavce" style:family="text">
      <style:text-properties fo:font-size="10pt" style:font-size-asian="10pt" style:font-size-complex="10pt" fo:background-color="#DDDDDD"/>
    </style:style>
    <style:style style:name="P15" style:parent-style-name="Standard" style:family="paragraph">
      <style:text-properties fo:font-size="10pt" style:font-size-asian="10pt" style:font-size-complex="10pt" fo:background-color="#DDDDDD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>
        <style:columns fo:column-count="2">
          <style:column style:rel-width="2506*" fo:start-indent="0in" fo:end-indent="0in"/>
          <style:column style:rel-width="7135*" fo:start-indent="0in" fo:end-indent="0in"/>
        </style:columns>
      </style:section-properties>
    </style:style>
    <style:style style:name="T16" style:parent-style-name="Standardnípísmoodstavce" style:family="text">
      <style:text-properties fo:background-color="#C0C0C0"/>
    </style:style>
    <style:style style:name="P17" style:parent-style-name="Standard" style:family="paragraph">
      <style:text-properties fo:background-color="#DDDDDD"/>
    </style:style>
    <style:style style:name="T18" style:parent-style-name="Standardnípísmoodstavce" style:family="text">
      <style:text-properties fo:background-color="#DDDDDD"/>
    </style:style>
    <style:style style:name="T19" style:parent-style-name="Standardnípísmoodstavce" style:family="text">
      <style:text-properties fo:background-color="#C0C0C0"/>
    </style:style>
    <style:style style:name="S4" style:family="section">
      <style:section-properties fo:margin-left="0in" fo:margin-right="0in" style:writing-mode="lr-tb"/>
    </style:style>
    <style:style style:name="P20" style:parent-style-name="Standard" style:family="paragraph">
      <style:text-properties fo:background-color="#DDDDDD"/>
    </style:style>
    <style:style style:name="S5" style:family="section">
      <style:section-properties fo:margin-left="0in" fo:margin-right="0in" style:writing-mode="lr-tb">
        <style:columns fo:column-count="6">
          <style:column style:rel-width="1843*" fo:start-indent="0in" fo:end-indent="0in"/>
          <style:column style:rel-width="720*" fo:start-indent="0in" fo:end-indent="0in"/>
          <style:column style:rel-width="3168*" fo:start-indent="0in" fo:end-indent="0in"/>
          <style:column style:rel-width="720*" fo:start-indent="0in" fo:end-indent="0in"/>
          <style:column style:rel-width="2825*" fo:start-indent="0in" fo:end-indent="0in"/>
          <style:column style:rel-width="720*" fo:start-indent="0in" fo:end-indent="0in"/>
        </style:columns>
      </style:section-properties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S6" style:family="section">
      <style:section-properties fo:margin-left="0in" fo:margin-right="0in" style:writing-mode="lr-tb"/>
    </style:style>
    <style:style style:name="P24" style:parent-style-name="Heading" style:family="paragraph">
      <style:text-properties fo:font-weight="bold" style:font-weight-asian="bold" style:font-weight-complex="bold" fo:font-size="12pt" style:font-size-asian="12pt" style:font-size-complex="12pt"/>
    </style:style>
    <style:style style:name="S7" style:family="section">
      <style:section-properties fo:margin-left="0in" fo:margin-right="0in" style:writing-mode="lr-tb">
        <style:columns fo:column-count="2">
          <style:column style:rel-width="3424*" fo:start-indent="0in" fo:end-indent="0in"/>
          <style:column style:rel-width="6217*" fo:start-indent="0in" fo:end-indent="0in"/>
        </style:columns>
      </style:section-properties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S8" style:family="section">
      <style:section-properties fo:margin-left="0in" fo:margin-right="0in" style:writing-mode="lr-tb"/>
    </style:style>
    <style:style style:name="P26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margin-right="0.5in"/>
    </style:style>
    <style:style style:name="P30" style:parent-style-name="Standard" style:family="paragraph">
      <style:paragraph-properties fo:margin-right="0.5in"/>
    </style:style>
    <style:style style:name="T31" style:parent-style-name="Standardnípísmoodstavce" style:family="text">
      <style:text-properties fo:font-size="11.5pt" style:font-size-asian="11.5pt" style:font-size-complex="11.5pt"/>
    </style:style>
    <style:style style:name="T32" style:parent-style-name="Standardnípísmoodstavce" style:family="text">
      <style:text-properties fo:font-weight="bold" style:font-weight-asian="bold" style:font-weight-complex="bold" fo:font-size="11.5pt" style:font-size-asian="11.5pt" style:font-size-complex="11.5pt"/>
    </style:style>
    <style:style style:name="S9" style:family="section">
      <style:section-properties fo:margin-left="0in" fo:margin-right="0in" style:writing-mode="lr-tb">
        <style:columns fo:column-count="4">
          <style:column style:rel-width="2410*" fo:start-indent="0in" fo:end-indent="0in"/>
          <style:column style:rel-width="2410*" fo:start-indent="0in" fo:end-indent="0in"/>
          <style:column style:rel-width="2410*" fo:start-indent="0in" fo:end-indent="0in"/>
          <style:column style:rel-width="2411*" fo:start-indent="0in" fo:end-indent="0in"/>
        </style:columns>
      </style:section-properties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>
        <style:columns fo:column-count="2">
          <style:column style:rel-width="4820*" fo:start-indent="0in" fo:end-indent="0in"/>
          <style:column style:rel-width="4821*" fo:start-indent="0in" fo:end-indent="0in"/>
        </style:columns>
      </style:section-properties>
    </style:style>
    <style:style style:name="S12" style:family="section">
      <style:section-properties fo:margin-left="0in" fo:margin-right="0in" style:writing-mode="lr-tb">
        <style:columns fo:column-count="2">
          <style:column style:rel-width="4820*" fo:start-indent="0in" fo:end-indent="0in"/>
          <style:column style:rel-width="4821*" fo:start-indent="0in" fo:end-indent="0in"/>
        </style:columns>
      </style:section-properties>
    </style:style>
    <style:style style:name="P33" style:parent-style-name="Standard" style:family="paragraph">
      <style:paragraph-properties fo:margin-top="0.8in"/>
    </style:style>
    <style:style style:name="P34" style:parent-style-name="Standard" style:family="paragraph">
      <style:paragraph-properties fo:margin-top="0.8in"/>
    </style:style>
    <style:style style:name="P35" style:parent-style-name="Normální" style:family="paragraph">
      <style:paragraph-properties fo:break-before="page"/>
      <style:text-properties style:font-name-complex="Mangal" style:font-size-complex="10.5pt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>
        <style:columns fo:column-count="2">
          <style:column style:rel-width="4820*" fo:start-indent="0in" fo:end-indent="0in"/>
          <style:column style:rel-width="4821*" fo:start-indent="0in" fo:end-indent="0in"/>
        </style:columns>
      </style:section-properties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paragraph-properties fo:text-indent="0.5118in"/>
    </style:style>
    <style:style style:name="P38" style:parent-style-name="Standard" style:family="paragraph">
      <style:paragraph-properties fo:text-indent="0.5118in"/>
    </style:style>
    <style:style style:name="P39" style:parent-style-name="Standard" style:family="paragraph">
      <style:paragraph-properties fo:text-indent="0.5118in"/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S15" style:family="section">
      <style:section-properties fo:margin-left="0in" fo:margin-right="0in" style:writing-mode="lr-tb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S16" style:family="section">
      <style:section-properties fo:margin-left="0in" fo:margin-right="0in" style:writing-mode="lr-tb">
        <style:columns fo:column-count="2">
          <style:column style:rel-width="4820*" fo:start-indent="0in" fo:end-indent="0in"/>
          <style:column style:rel-width="4821*" fo:start-indent="0in" fo:end-indent="0in"/>
        </style:columns>
      </style:section-properties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S17" style:family="section">
      <style:section-properties fo:margin-left="0in" fo:margin-right="0in" style:writing-mode="lr-tb"/>
    </style:style>
    <style:style style:name="P45" style:parent-style-name="Standard" style:family="paragraph">
      <style:paragraph-properties fo:margin-top="0.1in"/>
      <style:text-properties fo:font-weight="bold" style:font-weight-asian="bold" style:font-weight-complex="bold"/>
    </style:style>
    <style:style style:name="P46" style:parent-style-name="Standard" style:family="paragraph">
      <style:paragraph-properties fo:margin-bottom="0.1in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S18" style:family="section">
      <style:section-properties fo:margin-left="0in" fo:margin-right="0in" style:writing-mode="lr-tb">
        <style:columns fo:column-count="3">
          <style:column style:rel-width="2784*" fo:start-indent="0in" fo:end-indent="0in"/>
          <style:column style:rel-width="5888*" fo:start-indent="0in" fo:end-indent="0in"/>
          <style:column style:rel-width="969*" fo:start-indent="0in" fo:end-indent="0in"/>
        </style:columns>
      </style:section-properties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>
        <style:columns fo:column-count="2">
          <style:column style:rel-width="4820*" fo:start-indent="0in" fo:end-indent="0in"/>
          <style:column style:rel-width="4821*" fo:start-indent="0in" fo:end-indent="0in"/>
        </style:columns>
      </style:section-properties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S21" style:family="section">
      <style:section-properties fo:margin-left="0in" fo:margin-right="0in" style:writing-mode="lr-tb"/>
    </style:style>
    <style:style style:name="TableColumn59" style:family="table-column">
      <style:table-column-properties style:column-width="1.7784in" style:use-optimal-column-width="false"/>
    </style:style>
    <style:style style:name="TableColumn60" style:family="table-column">
      <style:table-column-properties style:column-width="0.8986in" style:use-optimal-column-width="false"/>
    </style:style>
    <style:style style:name="TableColumn61" style:family="table-column">
      <style:table-column-properties style:column-width="1.3395in" style:use-optimal-column-width="false"/>
    </style:style>
    <style:style style:name="TableColumn62" style:family="table-column">
      <style:table-column-properties style:column-width="0.9666in" style:use-optimal-column-width="false"/>
    </style:style>
    <style:style style:name="TableColumn63" style:family="table-column">
      <style:table-column-properties style:column-width="1.7118in" style:use-optimal-column-width="false"/>
    </style:style>
    <style:style style:name="Table58" style:family="table">
      <style:table-properties style:width="6.6951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 fo:font-size="11pt" style:font-size-asian="11pt" style:font-size-complex="11pt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color="#000000" fo:font-size="11pt" style:font-size-asian="11pt" style:font-size-complex="11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 fo:font-size="11pt" style:font-size-asian="11pt" style:font-size-complex="11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 fo:font-size="11pt" style:font-size-asian="11pt" style:font-size-complex="11pt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 fo:font-size="11pt" style:font-size-asian="11pt" style:font-size-complex="11pt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 fo:font-size="11pt" style:font-size-asian="11pt" style:font-size-complex="11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color="#000000"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color="#000000"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 fo:font-size="11pt" style:font-size-asian="11pt" style:font-size-complex="11pt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color="#000000" fo:font-size="11pt" style:font-size-asian="11pt" style:font-size-complex="11pt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color="#000000" fo:font-size="11pt" style:font-size-asian="11pt" style:font-size-complex="11pt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 fo:font-size="11pt" style:font-size-asian="11pt" style:font-size-complex="11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color="#000000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 fo:font-size="11pt" style:font-size-asian="11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 fo:font-size="11pt" style:font-size-asian="11pt" style:font-size-complex="11pt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 fo:font-size="11pt" style:font-size-asian="11pt" style:font-size-complex="11pt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 fo:font-size="11pt" style:font-size-asian="11pt" style:font-size-complex="11pt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0" style:parent-style-name="Standardnípísmoodstavce" style:family="text">
      <style:text-properties fo:color="#000000" fo:font-size="11pt" style:font-size-asian="11pt" style:font-size-complex="11pt"/>
    </style:style>
    <style:style style:name="T111" style:parent-style-name="Standardnípísmoodstavce" style:family="text">
      <style:text-properties fo:color="#000000" fo:font-size="10pt" style:font-size-asian="10pt" style:font-size-complex="10pt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color="#000000" fo:font-size="11pt" style:font-size-asian="11pt" style:font-size-complex="11pt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000000" fo:font-size="11pt" style:font-size-asian="11pt" style:font-size-complex="11pt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000000" fo:font-size="11pt" style:font-size-asian="11pt" style:font-size-complex="11pt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 fo:font-size="11pt" style:font-size-asian="11pt" style:font-size-complex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 fo:font-size="11pt" style:font-size-asian="11pt" style:font-size-complex="11pt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color="#000000" fo:font-size="11pt" style:font-size-asian="11pt" style:font-size-complex="11pt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 fo:font-size="11pt" style:font-size-asian="11pt" style:font-size-complex="11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000000" fo:font-size="11pt" style:font-size-asian="11pt" style:font-size-complex="11pt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color="#000000" fo:font-size="11pt" style:font-size-asian="11pt" style:font-size-complex="11pt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 fo:font-size="11pt" style:font-size-asian="11pt" style:font-size-complex="11pt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color="#000000" fo:font-size="11pt" style:font-size-asian="11pt" style:font-size-complex="11pt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color="#000000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000000"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color="#000000" fo:font-size="11pt" style:font-size-asian="11pt" style:font-size-complex="11pt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color="#000000" fo:font-size="11pt" style:font-size-asian="11pt" style:font-size-complex="11pt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 fo:font-size="11pt" style:font-size-asian="11pt" style:font-size-complex="11pt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 fo:font-size="11pt" style:font-size-asian="11pt" style:font-size-complex="11pt"/>
    </style:style>
    <style:style style:name="P153" style:parent-style-name="Standard" style:family="paragraph">
      <style:text-properties fo:font-size="10.5pt" style:font-size-asian="10.5pt" style:font-size-complex="10.5pt"/>
    </style:style>
    <style:style style:name="S22" style:family="section">
      <style:section-properties fo:margin-left="0in" fo:margin-right="0in" style:writing-mode="lr-tb">
        <style:columns fo:column-count="2">
          <style:column style:rel-width="2367*" fo:start-indent="0in" fo:end-indent="0in"/>
          <style:column style:rel-width="7274*" fo:start-indent="0in" fo:end-indent="0in"/>
        </style:columns>
      </style:section-properties>
    </style:style>
    <style:style style:name="P154" style:parent-style-name="Standard" style:family="paragraph">
      <style:paragraph-properties fo:text-indent="0.3541in"/>
    </style:style>
    <style:style style:name="P155" style:parent-style-name="Standard" style:family="paragraph">
      <style:paragraph-properties fo:text-indent="0.3541in"/>
    </style:style>
    <style:style style:name="P156" style:parent-style-name="Standard" style:family="paragraph">
      <style:paragraph-properties fo:text-indent="0.3541in"/>
    </style:style>
    <style:style style:name="S23" style:family="section">
      <style:section-properties fo:margin-left="0in" fo:margin-right="0in" style:writing-mode="lr-tb"/>
    </style:style>
    <style:style style:name="S24" style:family="section">
      <style:section-properties fo:margin-left="0in" fo:margin-right="0in" style:writing-mode="lr-tb">
        <style:columns fo:column-count="2">
          <style:column style:rel-width="2360*" fo:start-indent="0in" fo:end-indent="0in"/>
          <style:column style:rel-width="7281*" fo:start-indent="0in" fo:end-indent="0in"/>
        </style:columns>
      </style:section-properties>
    </style:style>
    <style:style style:name="P157" style:parent-style-name="Standard" style:family="paragraph">
      <style:paragraph-properties fo:text-indent="0.3541in"/>
    </style:style>
    <style:style style:name="S25" style:family="section">
      <style:section-properties fo:margin-left="0in" fo:margin-right="0in" style:writing-mode="lr-tb"/>
    </style:style>
    <style:style style:name="P158" style:parent-style-name="Textbody" style:family="paragraph">
      <style:paragraph-properties fo:break-before="page"/>
    </style:style>
    <style:style style:name="P159" style:parent-style-name="Textbody" style:family="paragraph">
      <style:paragraph-properties fo:border="0.0034in solid #000000" fo:padding="0.0138in" style:shadow="none"/>
    </style:style>
    <style:style style:name="S26" style:family="section">
      <style:section-properties fo:margin-left="0in" fo:margin-right="0in" style:writing-mode="lr-tb">
        <style:columns fo:column-count="2">
          <style:column style:rel-width="7601*" fo:start-indent="0in" fo:end-indent="0in"/>
          <style:column style:rel-width="2040*" fo:start-indent="0in" fo:end-indent="0in"/>
        </style:columns>
      </style:section-properties>
    </style:style>
    <style:style style:name="P1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1" style:parent-style-name="Standard" style:family="paragraph">
      <style:paragraph-properties fo:margin-left="0.1576in" fo:text-indent="0.1576in">
        <style:tab-stops/>
      </style:paragraph-properties>
    </style:style>
    <style:style style:name="P162" style:parent-style-name="Standard" style:family="paragraph">
      <style:paragraph-properties fo:margin-left="0.1576in" fo:text-indent="0.1576in">
        <style:tab-stops/>
      </style:paragraph-properties>
    </style:style>
    <style:style style:name="P1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S27" style:family="section">
      <style:section-properties fo:margin-left="0in" fo:margin-right="0in" style:writing-mode="lr-tb"/>
    </style:style>
    <style:style style:name="S28" style:family="section">
      <style:section-properties fo:margin-left="0in" fo:margin-right="0in" style:writing-mode="lr-tb">
        <style:columns fo:column-count="2">
          <style:column style:rel-width="3424*" fo:start-indent="0in" fo:end-indent="0in"/>
          <style:column style:rel-width="6217*" fo:start-indent="0in" fo:end-indent="0in"/>
        </style:columns>
      </style:section-properties>
    </style:style>
    <style:style style:name="P180" style:parent-style-name="Standard" style:family="paragraph">
      <style:paragraph-properties fo:margin-bottom="0.1in"/>
    </style:style>
    <style:style style:name="P181" style:parent-style-name="Standard" style:family="paragraph">
      <style:paragraph-properties fo:margin-bottom="0.1in"/>
    </style:style>
    <style:style style:name="S29" style:family="section">
      <style:section-properties fo:margin-left="0in" fo:margin-right="0in" style:writing-mode="lr-tb"/>
    </style:style>
    <style:style style:name="P182" style:parent-style-name="Standard" style:family="paragraph">
      <style:paragraph-properties fo:border="0.0034in solid #000000" fo:padding="0.0138in" style:shadow="none"/>
    </style:style>
    <style:style style:name="P183" style:parent-style-name="Standard" style:family="paragraph">
      <style:paragraph-properties fo:border="0.0034in solid #000000" fo:padding="0.0138in" style:shadow="none"/>
    </style:style>
    <style:style style:name="P184" style:parent-style-name="Standard" style:family="paragraph">
      <style:paragraph-properties fo:border="0.0034in solid #000000" fo:padding="0.0138in" style:shadow="none"/>
    </style:style>
    <style:style style:name="P185" style:parent-style-name="Standard" style:family="paragraph">
      <style:paragraph-properties fo:border="0.0034in solid #000000" fo:padding="0.0138in" style:shadow="none"/>
    </style:style>
    <style:style style:name="P186" style:parent-style-name="Standard" style:family="paragraph">
      <style:paragraph-properties fo:border="0.0034in solid #000000" fo:padding="0.0138in" style:shadow="none"/>
    </style:style>
    <style:style style:name="P187" style:parent-style-name="Standard" style:family="paragraph">
      <style:paragraph-properties fo:border="0.0034in solid #000000" fo:padding="0.0138in" style:shadow="none"/>
    </style:style>
    <style:style style:name="S30" style:family="section">
      <style:section-properties fo:margin-left="0in" fo:margin-right="0in" style:writing-mode="lr-tb">
        <style:columns fo:column-count="2">
          <style:column style:rel-width="7455*" fo:start-indent="0in" fo:end-indent="0in"/>
          <style:column style:rel-width="2186*" fo:start-indent="0in" fo:end-indent="0in"/>
        </style:columns>
      </style:section-properties>
    </style:style>
    <style:style style:name="T188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89" style:parent-style-name="Standardnípísmoodstavce" style:family="text">
      <style:text-properties fo:font-size="10pt" style:font-size-asian="10pt" style:font-size-complex="10pt"/>
    </style:style>
    <style:style style:name="T190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91" style:parent-style-name="Standardnípísmoodstavce" style:family="text">
      <style:text-properties fo:font-size="10pt" style:font-size-asian="10pt" style:font-size-complex="10pt"/>
    </style:style>
    <style:style style:name="T192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93" style:parent-style-name="Standardnípísmoodstavce" style:family="text">
      <style:text-properties fo:font-size="10pt" style:font-size-asian="10pt" style:font-size-complex="10pt"/>
    </style:style>
    <style:style style:name="T194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95" style:parent-style-name="Standardnípísmoodstavce" style:family="text">
      <style:text-properties fo:font-size="10pt" style:font-size-asian="10pt" style:font-size-complex="10pt"/>
    </style:style>
    <style:style style:name="T196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97" style:parent-style-name="Standardnípísmoodstavce" style:family="text">
      <style:text-properties fo:font-size="10pt" style:font-size-asian="10pt" style:font-size-complex="10pt"/>
    </style:style>
    <style:style style:name="T198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199" style:parent-style-name="Standardnípísmoodstavce" style:family="text">
      <style:text-properties fo:font-size="10pt" style:font-size-asian="10pt" style:font-size-complex="10pt"/>
    </style:style>
    <style:style style:name="T200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01" style:parent-style-name="Standardnípísmoodstavce" style:family="text">
      <style:text-properties fo:font-size="10pt" style:font-size-asian="10pt" style:font-size-complex="10pt"/>
    </style:style>
    <style:style style:name="T202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03" style:parent-style-name="Standardnípísmoodstavce" style:family="text">
      <style:text-properties fo:font-size="10pt" style:font-size-asian="10pt" style:font-size-complex="10pt"/>
    </style:style>
    <style:style style:name="T204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05" style:parent-style-name="Standardnípísmoodstavce" style:family="text">
      <style:text-properties fo:font-size="10pt" style:font-size-asian="10pt" style:font-size-complex="10pt"/>
    </style:style>
    <style:style style:name="T206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07" style:parent-style-name="Standardnípísmoodstavce" style:family="text">
      <style:text-properties fo:font-size="10pt" style:font-size-asian="10pt" style:font-size-complex="10pt"/>
    </style:style>
    <style:style style:name="T208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09" style:parent-style-name="Standardnípísmoodstavce" style:family="text">
      <style:text-properties fo:font-size="10pt" style:font-size-asian="10pt" style:font-size-complex="10pt"/>
    </style:style>
    <style:style style:name="T210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11" style:parent-style-name="Standardnípísmoodstavce" style:family="text">
      <style:text-properties fo:font-size="10pt" style:font-size-asian="10pt" style:font-size-complex="10pt"/>
    </style:style>
    <style:style style:name="T212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13" style:parent-style-name="Standardnípísmoodstavce" style:family="text">
      <style:text-properties fo:font-size="10pt" style:font-size-asian="10pt" style:font-size-complex="10pt"/>
    </style:style>
    <style:style style:name="T214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15" style:parent-style-name="Standardnípísmoodstavce" style:family="text">
      <style:text-properties fo:font-size="10pt" style:font-size-asian="10pt" style:font-size-complex="10pt"/>
    </style:style>
    <style:style style:name="T216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17" style:parent-style-name="Standardnípísmoodstavce" style:family="text">
      <style:text-properties fo:font-size="10pt" style:font-size-asian="10pt" style:font-size-complex="10pt"/>
    </style:style>
    <style:style style:name="T218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19" style:parent-style-name="Standardnípísmoodstavce" style:family="text">
      <style:text-properties fo:font-size="10pt" style:font-size-asian="10pt" style:font-size-complex="10pt"/>
    </style:style>
    <style:style style:name="T220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21" style:parent-style-name="Standardnípísmoodstavce" style:family="text">
      <style:text-properties fo:font-size="10pt" style:font-size-asian="10pt" style:font-size-complex="10pt"/>
    </style:style>
    <style:style style:name="T222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23" style:parent-style-name="Standardnípísmoodstavce" style:family="text">
      <style:text-properties fo:font-size="10pt" style:font-size-asian="10pt" style:font-size-complex="10pt"/>
    </style:style>
    <style:style style:name="T224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25" style:parent-style-name="Standardnípísmoodstavce" style:family="text">
      <style:text-properties fo:font-size="10pt" style:font-size-asian="10pt" style:font-size-complex="10pt"/>
    </style:style>
    <style:style style:name="T226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27" style:parent-style-name="Standardnípísmoodstavce" style:family="text">
      <style:text-properties fo:font-size="10pt" style:font-size-asian="10pt" style:font-size-complex="10pt"/>
    </style:style>
    <style:style style:name="T228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29" style:parent-style-name="Standardnípísmoodstavce" style:family="text">
      <style:text-properties fo:font-size="10pt" style:font-size-asian="10pt" style:font-size-complex="10pt"/>
    </style:style>
    <style:style style:name="T230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31" style:parent-style-name="Standardnípísmoodstavce" style:family="text">
      <style:text-properties fo:font-size="10pt" style:font-size-asian="10pt" style:font-size-complex="10pt"/>
    </style:style>
    <style:style style:name="T232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33" style:parent-style-name="Standardnípísmoodstavce" style:family="text">
      <style:text-properties fo:font-size="10pt" style:font-size-asian="10pt" style:font-size-complex="10pt"/>
    </style:style>
    <style:style style:name="T234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T235" style:parent-style-name="Standardnípísmoodstavce" style:family="text">
      <style:text-properties fo:font-size="10pt" style:font-size-asian="10pt" style:font-size-complex="10pt"/>
    </style:style>
    <style:style style:name="P236" style:parent-style-name="Standard" style:family="paragraph">
      <style:text-properties fo:font-size="10pt" style:font-size-asian="10pt" style:font-size-complex="10pt"/>
    </style:style>
    <style:style style:name="T237" style:parent-style-name="Standardnípísmoodstavce" style:family="text">
      <style:text-properties fo:font-weight="bold" style:font-weight-asian="bold" style:font-weight-complex="bold" fo:font-size="10pt" style:font-size-asian="10pt" style:font-size-complex="10pt"/>
    </style:style>
    <style:style style:name="P23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3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4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5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6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7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9" style:parent-style-name="Standard" style:family="paragraph">
      <style:paragraph-properties fo:text-indent="0.0784in"/>
    </style:style>
    <style:style style:name="S31" style:family="section">
      <style:section-properties fo:margin-left="0in" fo:margin-right="0in" style:writing-mode="lr-tb"/>
    </style:style>
    <style:style style:name="P290" style:parent-style-name="Nadpis3" style:family="paragraph">
      <style:paragraph-properties fo:break-before="page"/>
    </style:style>
    <style:style style:name="P291" style:parent-style-name="Standard" style:family="paragraph">
      <style:text-properties fo:font-weight="bold" style:font-weight-asian="bold" style:font-weight-complex="bold"/>
    </style:style>
    <style:style style:name="S32" style:family="section">
      <style:section-properties fo:margin-left="0in" fo:margin-right="0in" style:writing-mode="lr-tb">
        <style:columns fo:column-count="2">
          <style:column style:rel-width="7448*" fo:start-indent="0in" fo:end-indent="0in"/>
          <style:column style:rel-width="2193*" fo:start-indent="0in" fo:end-indent="0in"/>
        </style:columns>
      </style:section-properties>
    </style:style>
    <style:style style:name="T292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293" style:parent-style-name="Standardnípísmoodstavce" style:family="text">
      <style:text-properties fo:font-size="9.5pt" style:font-size-asian="9.5pt" style:font-size-complex="9.5pt"/>
    </style:style>
    <style:style style:name="T294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295" style:parent-style-name="Standardnípísmoodstavce" style:family="text">
      <style:text-properties fo:font-size="9.5pt" style:font-size-asian="9.5pt" style:font-size-complex="9.5pt"/>
    </style:style>
    <style:style style:name="T296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297" style:parent-style-name="Standardnípísmoodstavce" style:family="text">
      <style:text-properties fo:font-size="9.5pt" style:font-size-asian="9.5pt" style:font-size-complex="9.5pt"/>
    </style:style>
    <style:style style:name="T298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299" style:parent-style-name="Standardnípísmoodstavce" style:family="text">
      <style:text-properties fo:font-size="9.5pt" style:font-size-asian="9.5pt" style:font-size-complex="9.5pt"/>
    </style:style>
    <style:style style:name="T300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01" style:parent-style-name="Standardnípísmoodstavce" style:family="text">
      <style:text-properties fo:font-size="9.5pt" style:font-size-asian="9.5pt" style:font-size-complex="9.5pt"/>
    </style:style>
    <style:style style:name="T302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03" style:parent-style-name="Standardnípísmoodstavce" style:family="text">
      <style:text-properties fo:font-size="9.5pt" style:font-size-asian="9.5pt" style:font-size-complex="9.5pt"/>
    </style:style>
    <style:style style:name="T304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05" style:parent-style-name="Standardnípísmoodstavce" style:family="text">
      <style:text-properties fo:font-size="9.5pt" style:font-size-asian="9.5pt" style:font-size-complex="9.5pt"/>
    </style:style>
    <style:style style:name="T306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07" style:parent-style-name="Standardnípísmoodstavce" style:family="text">
      <style:text-properties fo:font-size="9.5pt" style:font-size-asian="9.5pt" style:font-size-complex="9.5pt"/>
    </style:style>
    <style:style style:name="T308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09" style:parent-style-name="Standardnípísmoodstavce" style:family="text">
      <style:text-properties fo:font-size="9.5pt" style:font-size-asian="9.5pt" style:font-size-complex="9.5pt"/>
    </style:style>
    <style:style style:name="T310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11" style:parent-style-name="Standardnípísmoodstavce" style:family="text">
      <style:text-properties fo:font-size="9.5pt" style:font-size-asian="9.5pt" style:font-size-complex="9.5pt"/>
    </style:style>
    <style:style style:name="T312" style:parent-style-name="Standardnípísmoodstavce" style:family="text">
      <style:text-properties fo:font-weight="bold" style:font-weight-asian="bold" style:font-weight-complex="bold" fo:font-size="9.5pt" style:font-size-asian="9.5pt" style:font-size-complex="9.5pt"/>
    </style:style>
    <style:style style:name="T313" style:parent-style-name="Standardnípísmoodstavce" style:family="text">
      <style:text-properties fo:font-size="9.5pt" style:font-size-asian="9.5pt" style:font-size-complex="9.5pt"/>
    </style:style>
    <style:style style:name="P314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15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16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17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18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19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0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1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2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3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4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5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6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7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8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29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30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31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32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33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P334" style:parent-style-name="Standard" style:family="paragraph">
      <style:text-properties fo:font-weight="bold" style:font-weight-asian="bold" style:font-weight-complex="bold" fo:font-size="9.5pt" style:font-size-asian="9.5pt" style:font-size-complex="9.5pt"/>
    </style:style>
    <style:style style:name="S33" style:family="section">
      <style:section-properties fo:margin-left="0in" fo:margin-right="0in" style:writing-mode="lr-tb"/>
    </style:style>
    <style:style style:name="P335" style:parent-style-name="Nadpis3" style:family="paragraph">
      <style:paragraph-properties>
        <style:tab-stops>
          <style:tab-stop style:type="left" style:position="5.4347in"/>
        </style:tab-stops>
      </style:paragraph-properties>
    </style:style>
    <style:style style:name="P336" style:parent-style-name="Nadpis3" style:master-page-name="MP34" style:family="paragraph">
      <style:paragraph-properties fo:break-before="page"/>
    </style:style>
    <style:style style:name="T338" style:parent-style-name="Standardnípísmoodstavce" style:family="text">
      <style:text-properties fo:color="#202124"/>
    </style:style>
    <style:style style:name="P339" style:parent-style-name="Standard" style:family="paragraph">
      <style:text-properties fo:font-weight="bold" style:font-weight-asian="bold" style:font-weight-complex="bold" fo:color="#202124"/>
    </style:style>
    <style:style style:name="P340" style:parent-style-name="Standard" style:family="paragraph">
      <style:text-properties fo:font-size="10pt" style:font-size-asian="10pt" style:font-size-complex="10pt"/>
    </style:style>
    <style:style style:name="TableColumn342" style:family="table-column">
      <style:table-column-properties style:column-width="0.6506in" style:use-optimal-column-width="false"/>
    </style:style>
    <style:style style:name="TableColumn343" style:family="table-column">
      <style:table-column-properties style:column-width="0.843in" style:use-optimal-column-width="false"/>
    </style:style>
    <style:style style:name="TableColumn344" style:family="table-column">
      <style:table-column-properties style:column-width="0.5555in" style:use-optimal-column-width="false"/>
    </style:style>
    <style:style style:name="TableColumn345" style:family="table-column">
      <style:table-column-properties style:column-width="0.7861in" style:use-optimal-column-width="false"/>
    </style:style>
    <style:style style:name="TableColumn346" style:family="table-column">
      <style:table-column-properties style:column-width="1.0715in" style:use-optimal-column-width="false"/>
    </style:style>
    <style:style style:name="TableColumn347" style:family="table-column">
      <style:table-column-properties style:column-width="0.7784in" style:use-optimal-column-width="false"/>
    </style:style>
    <style:style style:name="TableColumn348" style:family="table-column">
      <style:table-column-properties style:column-width="0.8229in" style:use-optimal-column-width="false"/>
    </style:style>
    <style:style style:name="TableColumn349" style:family="table-column">
      <style:table-column-properties style:column-width="0.393in" style:use-optimal-column-width="false"/>
    </style:style>
    <style:style style:name="TableColumn350" style:family="table-column">
      <style:table-column-properties style:column-width="0.6104in" style:use-optimal-column-width="false"/>
    </style:style>
    <style:style style:name="TableColumn351" style:family="table-column">
      <style:table-column-properties style:column-width="0.6506in" style:use-optimal-column-width="false"/>
    </style:style>
    <style:style style:name="TableColumn352" style:family="table-column">
      <style:table-column-properties style:column-width="0.825in" style:use-optimal-column-width="false"/>
    </style:style>
    <style:style style:name="TableColumn353" style:family="table-column">
      <style:table-column-properties style:column-width="0.4777in" style:use-optimal-column-width="false"/>
    </style:style>
    <style:style style:name="TableColumn354" style:family="table-column">
      <style:table-column-properties style:column-width="0.193in" style:use-optimal-column-width="false"/>
    </style:style>
    <style:style style:name="TableColumn355" style:family="table-column">
      <style:table-column-properties style:column-width="0.7652in" style:use-optimal-column-width="false"/>
    </style:style>
    <style:style style:name="Table341" style:family="table">
      <style:table-properties style:width="9.4236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color="#000000" fo:font-size="10pt" style:font-size-asian="10pt" style:font-size-complex="10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color="#000000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color="#000000" fo:font-size="10pt" style:font-size-asian="10pt" style:font-size-complex="10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384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 fo:font-size="10pt" style:font-size-asian="10pt" style:font-size-complex="10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396" style:family="table-cell">
      <style:table-cell-properties fo:border="none" style:writing-mode="lr-tb" fo:padding-top="0in" fo:padding-left="0in" fo:padding-bottom="0in" fo:padding-right="0in"/>
    </style:style>
    <style:style style:name="P39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Row417" style:family="table-row">
      <style:table-row-properties style:min-row-height="0.3784in" style:use-optimal-row-height="false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Row432" style:family="table-row">
      <style:table-row-properties style:min-row-height="0.3048in" style:use-optimal-row-height="false"/>
    </style:style>
    <style:style style:name="TableCell4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Cell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color="#000000" fo:font-size="10pt" style:font-size-asian="10pt" style:font-size-complex="10pt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color="#000000" fo:font-size="10pt" style:font-size-asian="10pt" style:font-size-complex="10pt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color="#000000" fo:font-size="10pt" style:font-size-asian="10pt" style:font-size-complex="10pt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color="#000000" fo:font-size="10pt" style:font-size-asian="10pt" style:font-size-complex="10pt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color="#000000" fo:font-size="10pt" style:font-size-asian="10pt" style:font-size-complex="10pt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color="#000000" fo:font-size="10pt" style:font-size-asian="10pt" style:font-size-complex="10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color="#000000" fo:font-size="10pt" style:font-size-asian="10pt" style:font-size-complex="10pt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color="#000000" fo:font-size="10pt" style:font-size-asian="10pt" style:font-size-complex="10pt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color="#000000" fo:font-size="10pt" style:font-size-asian="10pt" style:font-size-complex="10pt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color="#000000"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fo:color="#000000" fo:font-size="10pt" style:font-size-asian="10pt" style:font-size-complex="10pt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color="#000000" fo:font-size="10pt" style:font-size-asian="10pt" style:font-size-complex="10pt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color="#000000" fo:font-size="10pt" style:font-size-asian="10pt" style:font-size-complex="10pt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color="#000000" fo:font-size="10pt" style:font-size-asian="10pt" style:font-size-complex="10pt"/>
    </style:style>
    <style:style style:name="TableCell4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color="#000000" fo:font-size="10pt" style:font-size-asian="10pt" style:font-size-complex="10pt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color="#000000" fo:font-size="10pt" style:font-size-asian="10pt" style:font-size-complex="10pt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color="#000000" fo:font-size="10pt" style:font-size-asian="10pt" style:font-size-complex="10pt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fo:color="#000000" fo:font-size="10pt" style:font-size-asian="10pt" style:font-size-complex="10pt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color="#000000" fo:font-size="10pt" style:font-size-asian="10pt" style:font-size-complex="10pt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color="#000000"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color="#000000" fo:font-size="10pt" style:font-size-asian="10pt" style:font-size-complex="10pt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color="#000000" fo:font-size="10pt" style:font-size-asian="10pt" style:font-size-complex="10pt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color="#000000" fo:font-size="10pt" style:font-size-asian="10pt" style:font-size-complex="10pt"/>
    </style:style>
    <style:style style:name="TableCell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color="#000000" fo:font-size="10pt" style:font-size-asian="10pt" style:font-size-complex="10pt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color="#000000" fo:font-size="10pt" style:font-size-asian="10pt" style:font-size-complex="10pt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fo:color="#000000" fo:font-size="10pt" style:font-size-asian="10pt" style:font-size-complex="10pt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color="#000000" fo:font-size="10pt" style:font-size-asian="10pt" style:font-size-complex="10pt"/>
    </style:style>
    <style:style style:name="TableCell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color="#000000" fo:font-size="10pt" style:font-size-asian="10pt" style:font-size-complex="10pt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color="#000000" fo:font-size="10pt" style:font-size-asian="10pt" style:font-size-complex="10pt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color="#000000" fo:font-size="10pt" style:font-size-asian="10pt" style:font-size-complex="10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color="#000000" fo:font-size="10pt" style:font-size-asian="10pt" style:font-size-complex="10pt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color="#000000" fo:font-size="10pt" style:font-size-asian="10pt" style:font-size-complex="10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color="#000000" fo:font-size="10pt" style:font-size-asian="10pt" style:font-size-complex="10pt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color="#000000" fo:font-size="10pt" style:font-size-asian="10pt" style:font-size-complex="10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color="#000000" fo:font-size="10pt" style:font-size-asian="10pt" style:font-size-complex="10pt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fo:color="#000000" fo:font-size="10pt" style:font-size-asian="10pt" style:font-size-complex="10pt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color="#000000" fo:font-size="10pt" style:font-size-asian="10pt" style:font-size-complex="10pt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color="#000000" fo:font-size="10pt" style:font-size-asian="10pt" style:font-size-complex="10pt"/>
    </style:style>
    <style:style style:name="TableCell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color="#000000" fo:font-size="10pt" style:font-size-asian="10pt" style:font-size-complex="10pt"/>
    </style:style>
    <style:style style:name="TableCell5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color="#000000" fo:font-size="10pt" style:font-size-asian="10pt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color="#000000" fo:font-size="10pt" style:font-size-asian="10pt" style:font-size-complex="10pt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color="#000000" fo:font-size="10pt" style:font-size-asian="10pt" style:font-size-complex="10pt"/>
    </style:style>
    <style:style style:name="TableCell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color="#000000" fo:font-size="10pt" style:font-size-asian="10pt" style:font-size-complex="10pt"/>
    </style:style>
    <style:style style:name="TableCell5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color="#000000" fo:font-size="10pt" style:font-size-asian="10pt" style:font-size-complex="10pt"/>
    </style:style>
    <style:style style:name="TableCell5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fo:color="#000000" fo:font-size="10pt" style:font-size-asian="10pt" style:font-size-complex="10pt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color="#000000" fo:font-size="10pt" style:font-size-asian="10pt" style:font-size-complex="10pt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color="#000000" fo:font-size="10pt" style:font-size-asian="10pt" style:font-size-complex="10pt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color="#000000" fo:font-size="10pt" style:font-size-asian="10pt" style:font-size-complex="10pt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fo:color="#000000" fo:font-size="10pt" style:font-size-asian="10pt" style:font-size-complex="10pt"/>
    </style:style>
    <style:style style:name="TableCell5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fo:color="#000000" fo:font-size="10pt" style:font-size-asian="10pt" style:font-size-complex="10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color="#000000" fo:font-size="10pt" style:font-size-asian="10pt" style:font-size-complex="10pt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color="#000000" fo:font-size="10pt" style:font-size-asian="10pt" style:font-size-complex="10pt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color="#000000" fo:font-size="10pt" style:font-size-asian="10pt" style:font-size-complex="10pt"/>
    </style:style>
    <style:style style:name="TableCell5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color="#000000" fo:font-size="10pt" style:font-size-asian="10pt" style:font-size-complex="10pt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color="#000000" fo:font-size="10pt" style:font-size-asian="10pt" style:font-size-complex="10pt"/>
    </style:style>
    <style:style style:name="TableCell5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color="#000000" fo:font-size="10pt" style:font-size-asian="10pt" style:font-size-complex="10pt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color="#000000" fo:font-size="10pt" style:font-size-asian="10pt" style:font-size-complex="10pt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fo:color="#000000" fo:font-size="10pt" style:font-size-asian="10pt" style:font-size-complex="10pt"/>
    </style:style>
    <style:style style:name="TableCell5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color="#000000" fo:font-size="10pt" style:font-size-asian="10pt" style:font-size-complex="10pt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color="#000000"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fo:color="#000000" fo:font-size="10pt" style:font-size-asian="10pt" style:font-size-complex="10pt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fo:color="#000000" fo:font-size="10pt" style:font-size-asian="10pt" style:font-size-complex="10pt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color="#000000" fo:font-size="10pt" style:font-size-asian="10pt" style:font-size-complex="10pt"/>
    </style:style>
    <style:style style:name="TableCell5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color="#000000" fo:font-size="10pt" style:font-size-asian="10pt" style:font-size-complex="10pt"/>
    </style:style>
    <style:style style:name="TableCell5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color="#000000" fo:font-size="10pt" style:font-size-asian="10pt" style:font-size-complex="10pt"/>
    </style:style>
    <style:style style:name="TableCell5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fo:color="#000000" fo:font-size="10pt" style:font-size-asian="10pt" style:font-size-complex="10pt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fo:color="#000000" fo:font-size="10pt" style:font-size-asian="10pt" style:font-size-complex="10pt"/>
    </style:style>
    <style:style style:name="TableCell5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fo:color="#000000" fo:font-size="10pt" style:font-size-asian="10pt" style:font-size-complex="10pt"/>
    </style:style>
    <style:style style:name="TableCell5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fo:color="#000000" fo:font-size="10pt" style:font-size-asian="10pt" style:font-size-complex="10pt"/>
    </style:style>
    <style:style style:name="TableCell5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fo:color="#000000" fo:font-size="10pt" style:font-size-asian="10pt" style:font-size-complex="10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color="#000000" fo:font-size="10pt" style:font-size-asian="10pt" style:font-size-complex="10pt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color="#000000" fo:font-size="10pt" style:font-size-asian="10pt" style:font-size-complex="10pt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color="#000000" fo:font-size="10pt" style:font-size-asian="10pt" style:font-size-complex="10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color="#000000" fo:font-size="10pt" style:font-size-asian="10pt" style:font-size-complex="10pt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color="#000000" fo:font-size="10pt" style:font-size-asian="10pt" style:font-size-complex="10pt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fo:color="#000000" fo:font-size="10pt" style:font-size-asian="10pt" style:font-size-complex="10pt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color="#000000" fo:font-size="10pt" style:font-size-asian="10pt" style:font-size-complex="10pt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fo:color="#000000" fo:font-size="10pt" style:font-size-asian="10pt" style:font-size-complex="10pt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color="#000000" fo:font-size="10pt" style:font-size-asian="10pt" style:font-size-complex="10pt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fo:color="#000000" fo:font-size="10pt" style:font-size-asian="10pt" style:font-size-complex="10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color="#000000" fo:font-size="10pt" style:font-size-asian="10pt" style:font-size-complex="10pt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color="#000000" fo:font-size="10pt" style:font-size-asian="10pt" style:font-size-complex="10pt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color="#000000" fo:font-size="10pt" style:font-size-asian="10pt" style:font-size-complex="10pt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color="#000000" fo:font-size="10pt" style:font-size-asian="10pt" style:font-size-complex="10pt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color="#000000" fo:font-size="10pt" style:font-size-asian="10pt" style:font-size-complex="10pt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color="#000000" fo:font-size="10pt" style:font-size-asian="10pt" style:font-size-complex="10pt"/>
    </style:style>
    <style:style style:name="TableCell6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color="#000000" fo:font-size="10pt" style:font-size-asian="10pt" style:font-size-complex="10pt"/>
    </style:style>
    <style:style style:name="TableCell6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color="#000000" fo:font-size="10pt" style:font-size-asian="10pt" style:font-size-complex="10pt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fo:color="#000000" fo:font-size="10pt" style:font-size-asian="10pt" style:font-size-complex="10pt"/>
    </style:style>
    <style:style style:name="TableCell6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fo:color="#000000" fo:font-size="10pt" style:font-size-asian="10pt" style:font-size-complex="10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fo:color="#000000" fo:font-size="10pt" style:font-size-asian="10pt" style:font-size-complex="10pt"/>
    </style:style>
    <style:style style:name="TableCell6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color="#000000" fo:font-size="10pt" style:font-size-asian="10pt" style:font-size-complex="10pt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color="#000000" fo:font-size="10pt" style:font-size-asian="10pt" style:font-size-complex="10pt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color="#000000" fo:font-size="10pt" style:font-size-asian="10pt" style:font-size-complex="10pt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color="#000000" fo:font-size="10pt" style:font-size-asian="10pt" style:font-size-complex="10pt"/>
    </style:style>
    <style:style style:name="TableCell6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fo:color="#000000" fo:font-size="10pt" style:font-size-asian="10pt" style:font-size-complex="10pt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fo:color="#000000" fo:font-size="10pt" style:font-size-asian="10pt" style:font-size-complex="10pt"/>
    </style:style>
    <style:style style:name="TableCell6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fo:color="#000000" fo:font-size="10pt" style:font-size-asian="10pt" style:font-size-complex="10pt"/>
    </style:style>
    <style:style style:name="TableCell6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fo:color="#000000" fo:font-size="10pt" style:font-size-asian="10pt" style:font-size-complex="10pt"/>
    </style:style>
    <style:style style:name="TableCell6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fo:color="#000000" fo:font-size="10pt" style:font-size-asian="10pt" style:font-size-complex="10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fo:color="#000000" fo:font-size="10pt" style:font-size-asian="10pt" style:font-size-complex="10pt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fo:color="#000000" fo:font-size="10pt" style:font-size-asian="10pt" style:font-size-complex="10pt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color="#000000" fo:font-size="10pt" style:font-size-asian="10pt" style:font-size-complex="10pt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color="#000000" fo:font-size="10pt" style:font-size-asian="10pt" style:font-size-complex="10pt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color="#000000" fo:font-size="10pt" style:font-size-asian="10pt" style:font-size-complex="10pt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fo:color="#000000" fo:font-size="10pt" style:font-size-asian="10pt" style:font-size-complex="10pt"/>
    </style:style>
    <style:style style:name="TableCell6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fo:color="#000000" fo:font-size="10pt" style:font-size-asian="10pt" style:font-size-complex="10pt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color="#000000" fo:font-size="10pt" style:font-size-asian="10pt" style:font-size-complex="10pt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color="#000000" fo:font-size="10pt" style:font-size-asian="10pt" style:font-size-complex="10pt"/>
    </style:style>
    <style:style style:name="TableCell6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fo:color="#000000" fo:font-size="10pt" style:font-size-asian="10pt" style:font-size-complex="10pt"/>
    </style:style>
    <style:style style:name="P674" style:parent-style-name="Standard" style:master-page-name="MP35" style:family="paragraph">
      <style:paragraph-properties fo:break-before="page"/>
      <style:text-properties fo:font-weight="bold" style:font-weight-asian="bold" style:font-weight-complex="bold"/>
    </style:style>
    <style:style style:name="P676" style:parent-style-name="Standard" style:family="paragraph">
      <style:text-properties fo:font-weight="bold" style:font-weight-asian="bold" style:font-weight-complex="bold"/>
    </style:style>
    <style:style style:name="TableColumn678" style:family="table-column">
      <style:table-column-properties style:column-width="0.293in" style:use-optimal-column-width="false"/>
    </style:style>
    <style:style style:name="TableColumn679" style:family="table-column">
      <style:table-column-properties style:column-width="3.5888in" style:use-optimal-column-width="false"/>
    </style:style>
    <style:style style:name="TableColumn680" style:family="table-column">
      <style:table-column-properties style:column-width="0.4833in" style:use-optimal-column-width="false"/>
    </style:style>
    <style:style style:name="TableColumn681" style:family="table-column">
      <style:table-column-properties style:column-width="2.3298in" style:use-optimal-column-width="false"/>
    </style:style>
    <style:style style:name="Table677" style:family="table">
      <style:table-properties style:width="6.6951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color="#000000"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color="#000000" fo:font-size="10pt" style:font-size-asian="10pt" style:font-size-complex="10pt"/>
    </style:style>
    <style:style style:name="TableCell6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color="#000000" fo:font-size="10pt" style:font-size-asian="10pt" style:font-size-complex="10pt"/>
    </style:style>
    <style:style style:name="TableCell6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fo:color="#000000" fo:font-size="10pt" style:font-size-asian="10pt" style:font-size-complex="10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fo:color="#000000" fo:font-size="10pt" style:font-size-asian="10pt" style:font-size-complex="10pt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fo:color="#000000" fo:font-size="10pt" style:font-size-asian="10pt" style:font-size-complex="10pt"/>
    </style:style>
    <style:style style:name="TableCell6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fo:color="#000000" fo:font-size="10pt" style:font-size-asian="10pt" style:font-size-complex="10pt"/>
    </style:style>
    <style:style style:name="TableCell6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fo:color="#000000" fo:font-size="10pt" style:font-size-asian="10pt" style:font-size-complex="10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fo:color="#000000" fo:font-size="10pt" style:font-size-asian="10pt" style:font-size-complex="10pt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color="#000000" fo:font-size="10pt" style:font-size-asian="10pt" style:font-size-complex="10pt"/>
    </style:style>
    <style:style style:name="TableCell7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fo:color="#000000" fo:font-size="10pt" style:font-size-asian="10pt" style:font-size-complex="10pt"/>
    </style:style>
    <style:style style:name="TableCell7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color="#000000" fo:font-size="10pt" style:font-size-asian="10pt" style:font-size-complex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fo:color="#000000" fo:font-size="10pt" style:font-size-asian="10pt" style:font-size-complex="10pt"/>
    </style:style>
    <style:style style:name="TableCell7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fo:color="#000000" fo:font-size="10pt" style:font-size-asian="10pt" style:font-size-complex="10pt"/>
    </style:style>
    <style:style style:name="TableCell7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fo:color="#000000" fo:font-size="10pt" style:font-size-asian="10pt" style:font-size-complex="10pt"/>
    </style:style>
    <style:style style:name="TableCell7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fo:color="#000000" fo:font-size="10pt" style:font-size-asian="10pt" style:font-size-complex="10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fo:color="#000000" fo:font-size="10pt" style:font-size-asian="10pt" style:font-size-complex="10pt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color="#000000" fo:font-size="10pt" style:font-size-asian="10pt" style:font-size-complex="10pt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color="#000000" fo:font-size="10pt" style:font-size-asian="10pt" style:font-size-complex="10pt"/>
    </style:style>
    <style:style style:name="TableCell7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color="#000000" fo:font-size="10pt" style:font-size-asian="10pt" style:font-size-complex="10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fo:color="#000000" fo:font-size="10pt" style:font-size-asian="10pt" style:font-size-complex="10pt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fo:color="#000000" fo:font-size="10pt" style:font-size-asian="10pt" style:font-size-complex="10pt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fo:color="#000000" fo:font-size="10pt" style:font-size-asian="10pt" style:font-size-complex="10pt"/>
    </style:style>
    <style:style style:name="TableCell7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fo:color="#000000" fo:font-size="10pt" style:font-size-asian="10pt" style:font-size-complex="10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color="#000000" fo:font-size="10pt" style:font-size-asian="10pt" style:font-size-complex="10pt"/>
    </style:style>
    <style:style style:name="TableCell7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color="#000000" fo:font-size="10pt" style:font-size-asian="10pt" style:font-size-complex="10pt"/>
    </style:style>
    <style:style style:name="TableCell7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fo:color="#000000" fo:font-size="10pt" style:font-size-asian="10pt" style:font-size-complex="10pt"/>
    </style:style>
    <style:style style:name="TableCell7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fo:color="#000000" fo:font-size="10pt" style:font-size-asian="10pt" style:font-size-complex="10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fo:color="#000000" fo:font-size="10pt" style:font-size-asian="10pt" style:font-size-complex="10pt"/>
    </style:style>
    <style:style style:name="TableCell7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fo:color="#000000" fo:font-size="10pt" style:font-size-asian="10pt" style:font-size-complex="10pt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fo:color="#000000" fo:font-size="10pt" style:font-size-asian="10pt" style:font-size-complex="10pt"/>
    </style:style>
    <style:style style:name="TableCell7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color="#000000" fo:font-size="10pt" style:font-size-asian="10pt" style:font-size-complex="10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fo:color="#000000" fo:font-size="10pt" style:font-size-asian="10pt" style:font-size-complex="10pt"/>
    </style:style>
    <style:style style:name="TableCell7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color="#000000" fo:font-size="10pt" style:font-size-asian="10pt" style:font-size-complex="10pt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fo:color="#000000" fo:font-size="10pt" style:font-size-asian="10pt" style:font-size-complex="10pt"/>
    </style:style>
    <style:style style:name="TableCell7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fo:color="#000000" fo:font-size="10pt" style:font-size-asian="10pt" style:font-size-complex="10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color="#000000" fo:font-size="10pt" style:font-size-asian="10pt" style:font-size-complex="10pt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color="#000000" fo:font-size="10pt" style:font-size-asian="10pt" style:font-size-complex="10pt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fo:color="#000000" fo:font-size="10pt" style:font-size-asian="10pt" style:font-size-complex="10pt"/>
    </style:style>
    <style:style style:name="TableCell7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fo:color="#000000" fo:font-size="10pt" style:font-size-asian="10pt" style:font-size-complex="10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fo:color="#000000" fo:font-size="10pt" style:font-size-asian="10pt" style:font-size-complex="10pt"/>
    </style:style>
    <style:style style:name="TableCell7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fo:color="#000000" fo:font-size="10pt" style:font-size-asian="10pt" style:font-size-complex="10pt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fo:color="#000000" fo:font-size="10pt" style:font-size-asian="10pt" style:font-size-complex="10pt"/>
    </style:style>
    <style:style style:name="TableCell7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fo:color="#000000" fo:font-size="10pt" style:font-size-asian="10pt" style:font-size-complex="10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fo:color="#000000" fo:font-size="10pt" style:font-size-asian="10pt" style:font-size-complex="10pt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fo:color="#000000" fo:font-size="10pt" style:font-size-asian="10pt" style:font-size-complex="10pt"/>
    </style:style>
    <style:style style:name="TableCell7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fo:color="#000000" fo:font-size="10pt" style:font-size-asian="10pt" style:font-size-complex="10pt"/>
    </style:style>
    <style:style style:name="TableCell7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fo:color="#000000" fo:font-size="10pt" style:font-size-asian="10pt" style:font-size-complex="10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fo:color="#000000" fo:font-size="10pt" style:font-size-asian="10pt" style:font-size-complex="10pt"/>
    </style:style>
    <style:style style:name="TableCell7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fo:color="#000000" fo:font-size="10pt" style:font-size-asian="10pt" style:font-size-complex="10pt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fo:color="#000000" fo:font-size="10pt" style:font-size-asian="10pt" style:font-size-complex="10pt"/>
    </style:style>
    <style:style style:name="TableCell7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fo:color="#000000" fo:font-size="10pt" style:font-size-asian="10pt" style:font-size-complex="10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fo:color="#000000" fo:font-size="10pt" style:font-size-asian="10pt" style:font-size-complex="10pt"/>
    </style:style>
    <style:style style:name="TableCell8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fo:color="#000000" fo:font-size="10pt" style:font-size-asian="10pt" style:font-size-complex="10pt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color="#000000" fo:font-size="10pt" style:font-size-asian="10pt" style:font-size-complex="10pt"/>
    </style:style>
    <style:style style:name="TableCell8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fo:color="#000000" fo:font-size="10pt" style:font-size-asian="10pt" style:font-size-complex="10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fo:color="#000000" fo:font-size="10pt" style:font-size-asian="10pt" style:font-size-complex="10pt"/>
    </style:style>
    <style:style style:name="TableCell8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fo:color="#000000" fo:font-size="10pt" style:font-size-asian="10pt" style:font-size-complex="10pt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fo:color="#000000" fo:font-size="10pt" style:font-size-asian="10pt" style:font-size-complex="10pt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fo:color="#000000" fo:font-size="10pt" style:font-size-asian="10pt" style:font-size-complex="10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fo:color="#000000" fo:font-size="10pt" style:font-size-asian="10pt" style:font-size-complex="10pt"/>
    </style:style>
    <style:style style:name="TableCell8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fo:color="#000000" fo:font-size="10pt" style:font-size-asian="10pt" style:font-size-complex="10pt"/>
    </style:style>
    <style:style style:name="TableCell8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fo:color="#000000" fo:font-size="10pt" style:font-size-asian="10pt" style:font-size-complex="10pt"/>
    </style:style>
    <style:style style:name="TableCell8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fo:color="#000000" fo:font-size="10pt" style:font-size-asian="10pt" style:font-size-complex="10p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color="#000000" fo:font-size="10pt" style:font-size-asian="10pt" style:font-size-complex="10pt"/>
    </style:style>
    <style:style style:name="TableCell8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fo:color="#000000" fo:font-size="10pt" style:font-size-asian="10pt" style:font-size-complex="10pt"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fo:color="#000000" fo:font-size="10pt" style:font-size-asian="10pt" style:font-size-complex="10pt"/>
    </style:style>
    <style:style style:name="TableCell8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fo:color="#000000" fo:font-size="10pt" style:font-size-asian="10pt" style:font-size-complex="10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fo:color="#000000" fo:font-size="10pt" style:font-size-asian="10pt" style:font-size-complex="10pt"/>
    </style:style>
    <style:style style:name="TableCell8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fo:color="#000000" fo:font-size="10pt" style:font-size-asian="10pt" style:font-size-complex="10pt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fo:color="#000000" fo:font-size="10pt" style:font-size-asian="10pt" style:font-size-complex="10pt"/>
    </style:style>
    <style:style style:name="TableCell8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fo:color="#000000" fo:font-size="10pt" style:font-size-asian="10pt" style:font-size-complex="10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fo:color="#000000" fo:font-size="10pt" style:font-size-asian="10pt" style:font-size-complex="10pt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fo:color="#000000" fo:font-size="10pt" style:font-size-asian="10pt" style:font-size-complex="10pt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fo:color="#000000" fo:font-size="10pt" style:font-size-asian="10pt" style:font-size-complex="10pt"/>
    </style:style>
    <style:style style:name="TableCell8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fo:color="#000000" fo:font-size="10pt" style:font-size-asian="10pt" style:font-size-complex="10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fo:color="#000000" fo:font-size="10pt" style:font-size-asian="10pt" style:font-size-complex="10pt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fo:color="#000000" fo:font-size="10pt" style:font-size-asian="10pt" style:font-size-complex="10pt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fo:color="#000000" fo:font-size="10pt" style:font-size-asian="10pt" style:font-size-complex="10pt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fo:color="#000000" fo:font-size="10pt" style:font-size-asian="10pt" style:font-size-complex="10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fo:color="#000000" fo:font-size="10pt" style:font-size-asian="10pt" style:font-size-complex="10pt"/>
    </style:style>
    <style:style style:name="TableCell8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fo:color="#000000" fo:font-size="10pt" style:font-size-asian="10pt" style:font-size-complex="10pt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color="#000000" fo:font-size="10pt" style:font-size-asian="10pt" style:font-size-complex="10pt"/>
    </style:style>
    <style:style style:name="TableCell8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fo:color="#000000" fo:font-size="10pt" style:font-size-asian="10pt" style:font-size-complex="10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color="#000000" fo:font-size="10pt" style:font-size-asian="10pt" style:font-size-complex="10pt"/>
    </style:style>
    <style:style style:name="TableCell8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75" style:parent-style-name="Standardnípísmoodstavce" style:family="text">
      <style:text-properties fo:color="#000000" fo:font-size="10pt" style:font-size-asian="10pt" style:font-size-complex="10pt"/>
    </style:style>
    <style:style style:name="TableCell8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fo:color="#000000" fo:font-size="10pt" style:font-size-asian="10pt" style:font-size-complex="10pt"/>
    </style:style>
    <style:style style:name="TableCell8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9" style:parent-style-name="TableContents" style:family="paragraph">
      <style:text-properties fo:color="#000000" fo:font-size="10pt" style:font-size-asian="10pt" style:font-size-complex="10pt"/>
    </style:style>
    <style:style style:name="P880" style:parent-style-name="Textbody" style:family="paragraph">
      <style:text-properties fo:font-weight="bold" style:font-weight-asian="bold" style:font-weight-complex="bold"/>
    </style:style>
    <style:style style:name="TableColumn882" style:family="table-column">
      <style:table-column-properties style:column-width="1.6743in" style:use-optimal-column-width="false"/>
    </style:style>
    <style:style style:name="TableColumn883" style:family="table-column">
      <style:table-column-properties style:column-width="1.6736in" style:use-optimal-column-width="false"/>
    </style:style>
    <style:style style:name="TableColumn884" style:family="table-column">
      <style:table-column-properties style:column-width="1.6736in" style:use-optimal-column-width="false"/>
    </style:style>
    <style:style style:name="TableColumn885" style:family="table-column">
      <style:table-column-properties style:column-width="1.6736in" style:use-optimal-column-width="false"/>
    </style:style>
    <style:style style:name="Table881" style:family="table">
      <style:table-properties style:width="6.6951in" fo:margin-left="0in" table:align="lef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fo:font-size="10pt" style:font-size-asian="10pt" style:font-size-complex="10pt"/>
    </style:style>
    <style:style style:name="TableCell8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fo:font-size="10pt" style:font-size-asian="10pt" style:font-size-complex="10pt"/>
    </style:style>
    <style:style style:name="TableCell8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fo:font-size="10pt" style:font-size-asian="10pt" style:font-size-complex="10pt"/>
    </style:style>
    <style:style style:name="TableCell8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fo:font-size="10pt" style:font-size-asian="10pt" style:font-size-complex="10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fo:font-size="10pt" style:font-size-asian="10pt" style:font-size-complex="10pt"/>
    </style:style>
    <style:style style:name="TableCell8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fo:font-size="10pt" style:font-size-asian="10pt" style:font-size-complex="10pt"/>
    </style:style>
    <style:style style:name="TableCell9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fo:font-size="10pt" style:font-size-asian="10pt" style:font-size-complex="10pt"/>
    </style:style>
    <style:style style:name="TableCell9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fo:font-size="10pt" style:font-size-asian="10pt" style:font-size-complex="10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fo:font-size="10pt" style:font-size-asian="10pt" style:font-size-complex="10pt"/>
    </style:style>
    <style:style style:name="TableCell9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fo:font-size="10pt" style:font-size-asian="10pt" style:font-size-complex="10pt"/>
    </style:style>
    <style:style style:name="TableCell9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fo:font-size="10pt" style:font-size-asian="10pt" style:font-size-complex="10pt"/>
    </style:style>
    <style:style style:name="TableCell9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fo:font-size="10pt" style:font-size-asian="10pt" style:font-size-complex="10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fo:font-size="10pt" style:font-size-asian="10pt" style:font-size-complex="10pt"/>
    </style:style>
    <style:style style:name="TableCell9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fo:font-size="10pt" style:font-size-asian="10pt" style:font-size-complex="10pt"/>
    </style:style>
    <style:style style:name="TableCell9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fo:font-size="10pt" style:font-size-asian="10pt" style:font-size-complex="10pt"/>
    </style:style>
    <style:style style:name="TableCell9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fo:font-size="10pt" style:font-size-asian="10pt" style:font-size-complex="10p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fo:font-size="10pt" style:font-size-asian="10pt" style:font-size-complex="10pt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fo:font-size="10pt" style:font-size-asian="10pt" style:font-size-complex="10pt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fo:font-size="10pt" style:font-size-asian="10pt" style:font-size-complex="10pt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0" style:parent-style-name="TableContents" style:family="paragraph">
      <style:text-properties fo:font-size="10pt" style:font-size-asian="10pt" style:font-size-complex="10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fo:font-size="10pt" style:font-size-asian="10pt" style:font-size-complex="10pt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fo:font-size="10pt" style:font-size-asian="10pt" style:font-size-complex="10pt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fo:font-size="10pt" style:font-size-asian="10pt" style:font-size-complex="10pt"/>
    </style:style>
    <style:style style:name="TableCell9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fo:font-size="10pt" style:font-size-asian="10pt" style:font-size-complex="10pt"/>
    </style:style>
    <style:style style:name="P940" style:parent-style-name="Standard" style:family="paragraph">
      <style:text-properties fo:font-weight="bold" style:font-weight-asian="bold" style:font-weight-complex="bold"/>
    </style:style>
    <style:style style:name="TableColumn942" style:family="table-column">
      <style:table-column-properties style:column-width="1.934in" style:use-optimal-column-width="false"/>
    </style:style>
    <style:style style:name="TableColumn943" style:family="table-column">
      <style:table-column-properties style:column-width="0.7444in" style:use-optimal-column-width="false"/>
    </style:style>
    <style:style style:name="TableColumn944" style:family="table-column">
      <style:table-column-properties style:column-width="0.7444in" style:use-optimal-column-width="false"/>
    </style:style>
    <style:style style:name="TableColumn945" style:family="table-column">
      <style:table-column-properties style:column-width="0.7444in" style:use-optimal-column-width="false"/>
    </style:style>
    <style:style style:name="TableColumn946" style:family="table-column">
      <style:table-column-properties style:column-width="2.5277in" style:use-optimal-column-width="false"/>
    </style:style>
    <style:style style:name="Table941" style:family="table">
      <style:table-properties style:width="6.6951in" fo:margin-left="0in" table:align="left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fo:font-size="10pt" style:font-size-asian="10pt" style:font-size-complex="10pt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fo:font-size="10pt" style:font-size-asian="10pt" style:font-size-complex="10pt"/>
    </style:style>
    <style:style style:name="TableCell9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fo:font-size="10pt" style:font-size-asian="10pt" style:font-size-complex="10pt"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fo:font-size="10pt" style:font-size-asian="10pt" style:font-size-complex="10pt"/>
    </style:style>
    <style:style style:name="TableCell9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font-size="10pt" style:font-size-asian="10pt" style:font-size-complex="10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fo:font-size="10pt" style:font-size-asian="10pt" style:font-size-complex="10pt"/>
    </style:style>
    <style:style style:name="TableCell9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fo:font-size="10pt" style:font-size-asian="10pt" style:font-size-complex="10pt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fo:font-size="10pt" style:font-size-asian="10pt" style:font-size-complex="10pt"/>
    </style:style>
    <style:style style:name="TableCell9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fo:font-size="10pt" style:font-size-asian="10pt" style:font-size-complex="10pt"/>
    </style:style>
    <style:style style:name="TableCell9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fo:font-size="10pt" style:font-size-asian="10pt" style:font-size-complex="10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fo:font-size="10pt" style:font-size-asian="10pt" style:font-size-complex="10pt"/>
    </style:style>
    <style:style style:name="TableCell9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fo:font-size="10pt" style:font-size-asian="10pt" style:font-size-complex="10pt"/>
    </style:style>
    <style:style style:name="TableCell9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fo:font-size="10pt" style:font-size-asian="10pt" style:font-size-complex="10pt"/>
    </style:style>
    <style:style style:name="TableCell9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fo:font-size="10pt" style:font-size-asian="10pt" style:font-size-complex="10pt"/>
    </style:style>
    <style:style style:name="TableCell9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fo:font-size="10pt" style:font-size-asian="10pt" style:font-size-complex="10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fo:font-size="10pt" style:font-size-asian="10pt" style:font-size-complex="10pt"/>
    </style:style>
    <style:style style:name="TableCell9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fo:font-size="10pt" style:font-size-asian="10pt" style:font-size-complex="10pt"/>
    </style:style>
    <style:style style:name="TableCell9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fo:font-size="10pt" style:font-size-asian="10pt" style:font-size-complex="10pt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fo:font-size="10pt" style:font-size-asian="10pt" style:font-size-complex="10pt"/>
    </style:style>
    <style:style style:name="TableCell9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fo:font-size="10pt" style:font-size-asian="10pt" style:font-size-complex="10p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fo:font-size="10pt" style:font-size-asian="10pt" style:font-size-complex="10pt"/>
    </style:style>
    <style:style style:name="TableCell9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fo:font-size="10pt" style:font-size-asian="10pt" style:font-size-complex="10pt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fo:font-size="10pt" style:font-size-asian="10pt" style:font-size-complex="10pt"/>
    </style:style>
    <style:style style:name="TableCell9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fo:font-size="10pt" style:font-size-asian="10pt" style:font-size-complex="10pt"/>
    </style:style>
    <style:style style:name="TableCell10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fo:font-size="10pt" style:font-size-asian="10pt" style:font-size-complex="10pt"/>
    </style:style>
    <style:style style:name="P1002" style:parent-style-name="Standard" style:family="paragraph">
      <style:text-properties fo:font-weight="bold" style:font-weight-asian="bold" style:font-weight-complex="bold"/>
    </style:style>
    <style:style style:name="P1003" style:parent-style-name="Standard" style:family="paragraph">
      <style:paragraph-properties fo:border="0.0034in solid #000000" fo:padding="0.0138in" style:shadow="none"/>
    </style:style>
    <style:style style:name="P1004" style:parent-style-name="Standard" style:family="paragraph">
      <style:paragraph-properties fo:break-before="page"/>
    </style:style>
    <style:style style:name="P1005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3">Zpráva o revizi elektrické instalace – Výchozí FVE</text:h>
      <text:p text:style-name="Standard"><text:span text:style-name="T3">Revize provedena v souladu s ČSN 331500 (Z1-Z4/2007), ČSN 33 2000-6 ed. 2 (3/2017), ČSN 33 2130 ed. 3</text:span></text:p>
      <text:p text:style-name="Standard"/>
      <text:section text:name="Sect1" text:style-name="S1">
        <text:p text:style-name="P4">Datum vypracování revizní zprávy:</text:p>
        <text:p text:style-name="P5">Datum vypracování revizní zprávy:</text:p>
        <text:p text:style-name="P6"><text:tab/></text:p>
        <text:p text:style-name="P7">25. 1. 2022</text:p>
        <text:p text:style-name="P8">28. 1. 2022</text:p>
        <text:p text:style-name="P9">Datum ukončení revize:</text:p>
        <text:p text:style-name="Standard"><text:span text:style-name="T10">Datum předání revizní zprávy:</text:span><text:span text:style-name="T11"><text:s text:c="13"/></text:span><text:span text:style-name="T12"><text:line-break/></text:span></text:p>
        <text:p text:style-name="Standard"><text:span text:style-name="T13">25. 1</text:span><text:span text:style-name="T14">. 2022</text:span></text:p>
        <text:p text:style-name="P15">28. 1. 2022</text:p>
      </text:section>
      <text:section text:name="Sect2" text:style-name="S2">
        <text:p text:style-name="Standard"/>
        <text:p text:style-name="Standard"/>
      </text:section>
      <text:section text:name="Sect3" text:style-name="S3">
        <text:p text:style-name="Standard">Objednatel:</text:p>
        <text:p text:style-name="Standard"/>
        <text:p text:style-name="Standard">Revidovaný objekt:</text:p>
        <text:p text:style-name="Standard"><text:span text:style-name="T16">Green engineering s.r.o., č.p. 101, 398 43 Olešná</text:span></text:p>
        <text:p text:style-name="P17"/>
        <text:p text:style-name="Standard"><text:span text:style-name="T18">Technologie FVE na objektu rodinného domku<text:s/></text:span><text:span text:style-name="T19">č.p. 101, 398 43 Olešná</text:span></text:p>
      </text:section>
      <text:section text:name="Sect4" text:style-name="S4">
        <text:p text:style-name="P20"/>
        <text:p text:style-name="Standard"/>
      </text:section>
      <text:section text:name="Sect5" text:style-name="S5">
        <text:p text:style-name="Standard">Nová instalace</text:p>
        <text:p text:style-name="P21">Ano<text:tab/></text:p>
        <text:p text:style-name="Standard">Doplnění existující instalace:</text:p>
        <text:p text:style-name="P22">Ne</text:p>
        <text:p text:style-name="Standard">Změna existující instalace:</text:p>
        <text:p text:style-name="P23">Ne</text:p>
      </text:section>
      <text:section text:name="Sect6" text:style-name="S6">
        <text:p text:style-name="Standard"/>
        <text:p text:style-name="P24">Rozsah revidovaného zařízení viz bod č. 3 - Předmět revize</text:p>
      </text:section>
      <text:section text:name="Sect7" text:style-name="S7">
        <text:p text:style-name="Standard">Revizní technik, číslo osv.:</text:p>
        <text:p text:style-name="Standard">Telefon, e-mail:</text:p>
        <text:p text:style-name="Standard">Adresa revizního technika:</text:p>
        <text:p text:style-name="P25">René Moun, 1674/2/20/R-EZ-E2A</text:p>
        <text:p text:style-name="Standard">Ostrov 32, Prachatice</text:p>
        <text:p text:style-name="Standard">722 006 523, elzservis@seznam.cz</text:p>
      </text:section>
      <text:section text:name="Sect8" text:style-name="S8">
        <text:p text:style-name="Standard"/>
        <text:p text:style-name="Standard">Po provedené prohlídce, zkoušení a měření posuzovaného elektrické instalace podávám následující</text:p>
        <text:p text:style-name="Standard"/>
        <text:p text:style-name="P26">CELKOVÝ POSUDEK</text:p>
        <text:p text:style-name="P27">ELEKTRICKÁ INSTALACE JE Z HLEDISKA BEZPEČNOSTI</text:p>
        <text:p text:style-name="P28">V ROZSAHU REVIZE SCHOPNA BEZPEČNÉHO PROVOZU</text:p>
        <text:p text:style-name="P29"/>
        <text:p text:style-name="Standard">Výsledky této revize se vztahují pouze na posuzovaný předmět revize.</text:p>
        <text:p text:style-name="P30"/>
        <text:p text:style-name="Standard"><text:span text:style-name="T31">V souladu s ČSN 331500 (Z3/2004), příloha 2, byl doporučen termín příští pravidelné revize za<text:s/></text:span><text:span text:style-name="T32">2 roky</text:span></text:p>
        <text:p text:style-name="Standard">Upozornění: ČSN 33 1500 čl. 3.9 Pravidelná revize musí být provedena nejpozději v roce, do kterého spadá konec stanovené lhůty od doby provedení poslední revize.</text:p>
        <text:p text:style-name="Standard"/>
        <text:p text:style-name="Standard"/>
      </text:section>
      <text:section text:name="Sect9" text:style-name="S9">
        <text:p text:style-name="Standard">Počet vyhotovení:</text:p>
        <text:p text:style-name="Standard">Zpráva obsahuje stran:</text:p>
        <text:p text:style-name="Standard">2 provozovatel</text:p>
        <text:p text:style-name="Standard"/>
        <text:p text:style-name="Standard">Počet příloh:</text:p>
        <text:p text:style-name="Standard"/>
        <text:p text:style-name="Standard">1 RT</text:p>
        <text:p text:style-name="Standard">8</text:p>
      </text:section>
      <text:section text:name="Sect10" text:style-name="S10">
        <text:p text:style-name="Standard"/>
        <text:p text:style-name="Standard"/>
      </text:section>
      <text:section text:name="Sect11" text:style-name="S11">
        <text:p text:style-name="Standard">Podpis objednatele:</text:p>
        <text:p text:style-name="Standard">Razítko a podpis revizního technika:</text:p>
      </text:section>
      <text:section text:name="Sect12" text:style-name="S12">
        <text:p text:style-name="P33">-------------------------------------</text:p>
        <text:p text:style-name="P34">-------------------------------------</text:p>
        <text:p text:style-name="P35"/>
      </text:section>
      <text:section text:name="Sect13" text:style-name="S13">
        <text:soft-page-break/>
        <text:h text:style-name="Nadpis3" text:outline-level="3">1. Základní údaje</text:h>
      </text:section>
      <text:section text:name="Sect14" text:style-name="S14">
        <text:p text:style-name="P36">Jmenovitá napětí:</text:p>
        <text:p text:style-name="P37">AC 3PEN~ 50Hz 400V/TN-C</text:p>
        <text:p text:style-name="P38">AC 3NPE~ 50Hz 400V/TN-S</text:p>
        <text:p text:style-name="P39">DC 1000V Soustava FVE panelů</text:p>
        <text:p text:style-name="P40">Zdroj elektrického proudu:</text:p>
        <text:p text:style-name="Standard">Distribuční síť<text:s/>EG.D<text:s/>a.s.</text:p>
        <text:p text:style-name="Standard">Bod rozdělení - vstup do rozváděče RS</text:p>
      </text:section>
      <text:section text:name="Sect15" text:style-name="S15">
        <text:p text:style-name="P41"/>
        <text:p text:style-name="P42">Náhradní zdroj elektrického proudu:</text:p>
      </text:section>
      <text:section text:name="Sect16" text:style-name="S16">
        <text:p text:style-name="P43">----</text:p>
        <text:p text:style-name="P44">----</text:p>
      </text:section>
      <text:section text:name="Sect17" text:style-name="S17">
        <text:p text:style-name="P45">Zemnič:</text:p>
        <text:p text:style-name="P46">Stávající</text:p>
        <text:p text:style-name="P47">Ochrana před nebezpečným dotykem:</text:p>
        <text:p text:style-name="Standard">(ve smyslu ČSN 33 2000-4-41 ed.2 (Z1/2010) a ČSN EN 61140 ed.3)</text:p>
      </text:section>
      <text:section text:name="Sect18" text:style-name="S18">
        <text:p text:style-name="Standard">Druh ochranného opatření:</text:p>
        <text:p text:style-name="Standard"/>
        <text:p text:style-name="Standard">Základní ochrana:</text:p>
        <text:p text:style-name="Standard"/>
        <text:p text:style-name="Standard">Ochrana při poruše:</text:p>
        <text:p text:style-name="Standard"/>
        <text:p text:style-name="Standard">Doplňková ochrana:</text:p>
        <text:p text:style-name="Standard">Automatické odpojení od zdroje v síti TN (TT, IT)/ č.411</text:p>
        <text:p text:style-name="Standard">Dvojitá nebo zesílená izolace / čl.412</text:p>
        <text:p text:style-name="Standard">Základní izolace živých částí / Příloha A, čl. A.1</text:p>
        <text:p text:style-name="Standard">Přepážky nebo kryty / Příloha A, čl. A.2.</text:p>
        <text:p text:style-name="Standard">Automatické odpojení od zdroje (jedna porucha) / čl.411.3.2.</text:p>
        <text:p text:style-name="Standard">Ochranné pospojování / čl.411.3.1.2.</text:p>
        <text:p text:style-name="Standard">Proudové chrániče / čl.415.1</text:p>
        <text:p text:style-name="Standard">Doplňující ochranné pospojování / čl.415.2</text:p>
        <text:p text:style-name="P48">Ano</text:p>
        <text:p text:style-name="P49">Ano</text:p>
        <text:p text:style-name="P50">Ano</text:p>
        <text:p text:style-name="P51">Ano</text:p>
        <text:p text:style-name="P52">Ano</text:p>
        <text:p text:style-name="P53">Ano</text:p>
        <text:p text:style-name="P54">Ano</text:p>
        <text:p text:style-name="P55">Ano</text:p>
      </text:section>
      <text:section text:name="Sect19" text:style-name="S19">
        <text:p text:style-name="Standard"/>
      </text:section>
      <text:section text:name="Sect20" text:style-name="S20">
        <text:p text:style-name="P56">Ochrana před nebezpečným dotykem:</text:p>
        <text:p text:style-name="P57">Počet fází: 3</text:p>
      </text:section>
      <text:section text:name="Sect21" text:style-name="S21">
        <text:p text:style-name="Standard"/>
        <table:table table:style-name="Table58">
          <table:table-columns>
            <table:table-column table:style-name="TableColumn59"/>
            <table:table-column table:style-name="TableColumn60"/>
            <table:table-column table:style-name="TableColumn61"/>
            <table:table-column table:style-name="TableColumn62"/>
            <table:table-column table:style-name="TableColumn63"/>
          </table:table-columns>
          <table:table-row table:style-name="TableRow64">
            <table:table-cell table:style-name="TableCell65">
              <text:p text:style-name="P66">Instalovaná zařízení</text:p>
            </table:table-cell>
            <table:table-cell table:style-name="TableCell67">
              <text:p text:style-name="P68">kW</text:p>
            </table:table-cell>
            <table:table-cell table:style-name="TableCell69">
              <text:p text:style-name="P70">Připojená zařízení</text:p>
            </table:table-cell>
            <table:table-cell table:style-name="TableCell71">
              <text:p text:style-name="P72">kW</text:p>
            </table:table-cell>
            <table:table-cell table:style-name="TableCell73">
              <text:p text:style-name="P74">Celkem instalováno kW:</text:p>
            </table:table-cell>
          </table:table-row>
          <table:table-row table:style-name="TableRow75">
            <table:table-cell table:style-name="TableCell76">
              <text:p text:style-name="P77">Vlastní 22<text:s/>ks panelů 455Wp</text:p>
            </table:table-cell>
            <table:table-cell table:style-name="TableCell78">
              <text:p text:style-name="P79">10,01</text:p>
            </table:table-cell>
            <table:table-cell table:style-name="TableCell80">
              <text:p text:style-name="P81">Motory</text:p>
            </table:table-cell>
            <table:table-cell table:style-name="TableCell82">
              <text:p text:style-name="P83"/>
            </table:table-cell>
            <table:table-cell table:style-name="TableCell84">
              <text:p text:style-name="P85">10,01</text:p>
            </table:table-cell>
          </table:table-row>
          <table:table-row table:style-name="TableRow86">
            <table:table-cell table:style-name="TableCell87">
              <text:p text:style-name="P88">Typ Phono Solar 455M</text:p>
            </table:table-cell>
            <table:table-cell table:style-name="TableCell89">
              <text:p text:style-name="P90"/>
            </table:table-cell>
            <table:table-cell table:style-name="TableCell91">
              <text:p text:style-name="P92">Svítidla</text:p>
            </table:table-cell>
            <table:table-cell table:style-name="TableCell93">
              <text:p text:style-name="P94"/>
            </table:table-cell>
            <table:table-cell table:style-name="TableCell95">
              <text:p text:style-name="P96">Soudobost:</text:p>
            </table:table-cell>
          </table:table-row>
          <table:table-row table:style-name="TableRow97">
            <table:table-cell table:style-name="TableCell98">
              <text:p text:style-name="P99">Solaredge SE10K-RW3</text:p>
            </table:table-cell>
            <table:table-cell table:style-name="TableCell100">
              <text:p text:style-name="P101">1 ks</text:p>
            </table:table-cell>
            <table:table-cell table:style-name="TableCell102">
              <text:p text:style-name="P103">Jiná</text:p>
            </table:table-cell>
            <table:table-cell table:style-name="TableCell104">
              <text:p text:style-name="P105"/>
            </table:table-cell>
            <table:table-cell table:style-name="TableCell106">
              <text:p text:style-name="P107">1</text:p>
            </table:table-cell>
          </table:table-row>
          <table:table-row table:style-name="TableRow108">
            <table:table-cell table:style-name="TableCell109">
              <text:p text:style-name="TableContents"><text:span text:style-name="T110">v.č.:<text:s/></text:span><text:span text:style-name="T111">S24821-07E08311E-03</text:span></text:p>
            </table:table-cell>
            <table:table-cell table:style-name="TableCell112">
              <text:p text:style-name="P113"/>
            </table:table-cell>
            <table:table-cell table:style-name="TableCell114">
              <text:p text:style-name="P115"/>
            </table:table-cell>
            <table:table-cell table:style-name="TableCell116">
              <text:p text:style-name="P117"/>
            </table:table-cell>
            <table:table-cell table:style-name="TableCell118">
              <text:p text:style-name="P119">Příkon celkem kW:</text:p>
            </table:table-cell>
          </table:table-row>
          <table:table-row table:style-name="TableRow120">
            <table:table-cell table:style-name="TableCell121">
              <text:p text:style-name="P122"/>
            </table:table-cell>
            <table:table-cell table:style-name="TableCell123">
              <text:p text:style-name="P124"/>
            </table:table-cell>
            <table:table-cell table:style-name="TableCell125">
              <text:p text:style-name="P126"/>
            </table:table-cell>
            <table:table-cell table:style-name="TableCell127">
              <text:p text:style-name="P128"/>
            </table:table-cell>
            <table:table-cell table:style-name="TableCell129">
              <text:p text:style-name="P130"/>
            </table:table-cell>
          </table:table-row>
          <table:table-row table:style-name="TableRow131">
            <table:table-cell table:style-name="TableCell132">
              <text:p text:style-name="P133"/>
            </table:table-cell>
            <table:table-cell table:style-name="TableCell134">
              <text:p text:style-name="P135"/>
            </table:table-cell>
            <table:table-cell table:style-name="TableCell136">
              <text:p text:style-name="P137"/>
            </table:table-cell>
            <table:table-cell table:style-name="TableCell138">
              <text:p text:style-name="P139"/>
            </table:table-cell>
            <table:table-cell table:style-name="TableCell140">
              <text:p text:style-name="P141">Proud celkem A:</text:p>
            </table:table-cell>
          </table:table-row>
          <table:table-row table:style-name="TableRow142">
            <table:table-cell table:style-name="TableCell143">
              <text:p text:style-name="P144"/>
            </table:table-cell>
            <table:table-cell table:style-name="TableCell145">
              <text:p text:style-name="P146"/>
            </table:table-cell>
            <table:table-cell table:style-name="TableCell147">
              <text:p text:style-name="P148"/>
            </table:table-cell>
            <table:table-cell table:style-name="TableCell149">
              <text:p text:style-name="P150"/>
            </table:table-cell>
            <table:table-cell table:style-name="TableCell151">
              <text:p text:style-name="P152"/>
            </table:table-cell>
          </table:table-row>
        </table:table>
        <text:p text:style-name="Standard"/>
        <text:p text:style-name="Standard">Z důvodů nedokončených prací nebyly revidovány následující části:</text:p>
        <text:p text:style-name="Standard">------------</text:p>
        <text:p text:style-name="Standard"/>
        <text:h text:style-name="Nadpis3" text:outline-level="3">2. Soupis použitých měřicích přístrojů</text:h>
        <text:p text:style-name="P153">Měření izolačních odporů, impedance smyčky, přechodových odporů, proudových chráničů provedeno přístrojem:</text:p>
      </text:section>
      <text:section text:name="Sect22" text:style-name="S22">
        <text:p text:style-name="P154">GIGATESTpro</text:p>
        <text:p text:style-name="P155">ZEROTESTpro</text:p>
        <text:p text:style-name="P156">FITESTpro</text:p>
        <text:p text:style-name="Standard">v.č.: 9136</text:p>
        <text:p text:style-name="Standard">v.č.: 9174</text:p>
        <text:p text:style-name="Standard">v.č.: 9310</text:p>
      </text:section>
      <text:section text:name="Sect23" text:style-name="S23">
        <text:p text:style-name="Standard"/>
        <text:p text:style-name="Standard">Měření zemních odporů:</text:p>
      </text:section>
      <text:section text:name="Sect24" text:style-name="S24">
        <text:p text:style-name="P157">CA 6416</text:p>
        <text:p text:style-name="Standard">v.č.: 115364</text:p>
      </text:section>
      <text:section text:name="Sect25" text:style-name="S25">
        <text:p text:style-name="Normální"/>
        <text:p text:style-name="P158"/>
        <text:h text:style-name="Nadpis3" text:outline-level="3">3. Předmět revize - rozsah revidovaného zařízení</text:h>
        <text:p text:style-name="P159">Předmětem této výchozí revize je elektroinstalace Technologie FVE na objektu RD č.p. 101, 398 43 Olešná</text:p>
        <text:p text:style-name="Textbody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  <text:p text:style-name="Textbody"/>
        <text:h text:style-name="Nadpis3" text:outline-level="3">4. Předložené doklady (podklady pro provedení revize)</text:h>
      </text:section>
      <text:section text:name="Sect26" text:style-name="S26">
        <text:p text:style-name="P160">Podklady</text:p>
        <text:p text:style-name="Standard">Výchozí revizní zpráva</text:p>
        <text:p text:style-name="Standard">Periodická revizní zpráva</text:p>
        <text:p text:style-name="Standard">Protokol o určení vnějších vlivů dle ČSN 332000-5-51 ed.3</text:p>
        <text:p text:style-name="P161">Pro jednoznačné vnější vlivy u objektů či prostorů, které jsou ve smyslu této normy považovány za normální (v souladu s článkem ZA.4), není nutné vypracovávat protokol (NA 512.2.5).</text:p>
        <text:p text:style-name="P162">P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Standard">Projektová dokumentace elektrického zařízení (instalace)</text:p>
        <text:p text:style-name="Standard">Dodavatelská dokumentace</text:p>
        <text:p text:style-name="Standard">Certifikáty a prohlášení o shodě na použitá zařízení</text:p>
        <text:p text:style-name="Standard">Pokyny pro montáž, uvádění do provozu a údržba zařízení</text:p>
        <text:p text:style-name="Standard">Požadavky na obsluhu</text:p>
        <text:p text:style-name="Standard">Zkoušky od dodavatelů technologických celků</text:p>
        <text:p text:style-name="P163">Předloženo</text:p>
        <text:p text:style-name="P164">Ano</text:p>
        <text:p text:style-name="P165">Ano</text:p>
        <text:p text:style-name="P166">Ano</text:p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>Ano</text:p>
        <text:p text:style-name="P175">Ano</text:p>
        <text:p text:style-name="P176">Ano</text:p>
        <text:p text:style-name="P177">Ano</text:p>
        <text:p text:style-name="P178">Ano</text:p>
        <text:p text:style-name="P179">Ano</text:p>
      </text:section>
      <text:section text:name="Sect27" text:style-name="S27">
        <text:p text:style-name="Standard"/>
        <text:h text:style-name="Nadpis3" text:outline-level="3">5. Popis revidovaného zařízení (instalace)</text:h>
      </text:section>
      <text:section text:name="Sect28" text:style-name="S28">
        <text:p text:style-name="P180">Parametry sítě v průběhu revize:</text:p>
        <text:p text:style-name="P181">440/230V / 50Hz</text:p>
      </text:section>
      <text:section text:name="Sect29" text:style-name="S29">
        <text:p text:style-name="P182">Popis:</text:p>
        <text:p text:style-name="P183">Na RD jsou na samonosné konstrukci uloženy FVE panely - 22<text:s/>ks dle níže rozepsaného použitého materiálu a datasheetů v příloze.</text:p>
        <text:p text:style-name="P184">Panely jsou zapojeny do jednoho stringu a odjištěno předepsanými pojistkami v pojistkovém odpojovači. Zároveň je připojena přepěťová ochrana DC technologie.</text:p>
        <text:p text:style-name="P185">Z rozvaděče DC je napájen střídač<text:s/>Solaredge SE10K-RW3, který je do sítě připojen přes AC rozvaděč, kde je instalováno rozpadové místo instalace FVE stykačem 1-0 a elektroměrem který měří veškerou vyrobenou el. energii. V tomto rozvaděči jsou instalovány fázové přepěťové ochrany AC. 1+2 st.</text:p>
        <text:p text:style-name="P186">Použitý materiál je typový a má platné prohlášení o shodě.</text:p>
        <text:p text:style-name="P187">Zároveň je doloženo vydání Prohlášení o shodě s PPDS 2021 s vybranými vlastnostmi dle regulace RfG 2016/631 od výrobce střídače<text:s/>SolaredgE, které je v příloze revizní zprávy. Další přílohou revizní zprávy jsou datesheety použitých FVE panelů a střídače.</text:p>
        <text:soft-page-break/>
        <text:h text:style-name="Nadpis3" text:outline-level="3">6. Provedené prohlídky (ČSN 33 2000-6 ed.2 čl. 6.4.2):</text:h>
        <text:p text:style-name="Standard">Způsob ochrany před úrazem elektrickým proudem: ČSN 332000-6 ed.2 čl. 6.4.2.3 a), ČSN 332000- 4- 41 ed.2 a ČSN EN 61140 ed.3, 1.5.2.2.)</text:p>
        <text:p text:style-name="Standard"/>
      </text:section>
      <text:section text:name="Sect30" text:style-name="S30">
        <text:p text:style-name="Standard"><text:span text:style-name="T188">Ochrana základní izolací živých částí</text:span><text:span text:style-name="T189"><text:s/>(ČSN 33 2000-4-41 ed. 2, příloha A, čl.A.1, ČSN EN 61140 ed.3, čl.5.2.2.)</text:span></text:p>
        <text:p text:style-name="Standard"><text:span text:style-name="T190">Ochranné opatření dvojitou nebo zesílenou izolací</text:span><text:span text:style-name="T191"><text:s/>(ČSN 33 2000-4-41 ed.2 čl.412, ČSN EN 61140 ed.3, čl.5.4.2. a čl. 6.3.)</text:span></text:p>
        <text:p text:style-name="Standard"><text:span text:style-name="T192">Ochrana kryty nebo přepážkami</text:span><text:span text:style-name="T193"><text:s/>(ČSN 33 2000-4-41 ed.2 příloha A, čl.A.1.a ČSN EN 61140 <text:s/>ed.3,cl.5.2.3)</text:span></text:p>
        <text:p text:style-name="Standard"><text:span text:style-name="T194">Ochrana zábranou a polohou</text:span><text:span text:style-name="T195"><text:s/>(ČSN 33 2000-4-41 ed.2, příloha B, čl.B.2. a čl.B.3 a ČSN EN 61140 ed.3, čl.5.2.4 a čl 5.2.5)</text:span></text:p>
        <text:p text:style-name="Standard"><text:span text:style-name="T196">Ochrana malým napětím SELV a PELV<text:s/></text:span><text:span text:style-name="T197">(ČSN 33 2000-4-41 ed.2, čl.414 a ČSN EN 61140 ed.3, dl.6.7 a čl.6.8.)</text:span></text:p>
        <text:p text:style-name="Standard"><text:span text:style-name="T198">Ochrana funkčním malým napětím FELV</text:span><text:span text:style-name="T199"><text:s/>(ČSN 33 2000-4-41 ed.2, čl.411.7.)</text:span></text:p>
        <text:p text:style-name="Standard"><text:span text:style-name="T200">Ochranné pospojování a doplňující ochranné pospojování</text:span><text:span text:style-name="T201"><text:s/>- průřezy vodičů ochranného pospojování odpovídají požadavkům ČSN 33 2000-5-54 ed.3, čl. 544, doplňující ochranné<text:s/></text:span><text:span text:style-name="T202">pospojování</text:span><text:span text:style-name="T203"><text:s/>- všechny neživé části upevněných zařízení současně přístupné dotyku a cizí vodivé části včetně jsou navzájem pospojeny (ČSN 33 2000-4-41 ed.2, čl. 415.2.).</text:span></text:p>
        <text:p text:style-name="Standard"><text:span text:style-name="T204">Použití protipožárních přepážek a jiných opatření na ochranu před šířením ohně a tepelnými účinky<text:s/></text:span><text:span text:style-name="T205">- kontrola potvrzení, že opatření jsou v souladu s příslušnými předpisy a technickými normami vydané montážní firmou (ČSN 33 2000-6 ed.2 čl. 6.4.2.3 písmeno b, ČSN 33 2000-4-42, ČSN 33 2000-5-52 ed.2 čl. 527)</text:span></text:p>
        <text:p text:style-name="Standard"><text:span text:style-name="T206">Volba vodičů s ohledem na proudovou zatížitelnost a úbytek napětí</text:span><text:span text:style-name="T207"><text:s/>- dostatečné jištění podle elektrického výkonu spotřebiče a odpovídá průřez zvolených vodičů (ČSN 33 2000-6 ed.2 čl. 6.4.2.3 písmeno c, ČSN 33 2000-4-43 kapitola 435, ČSN 33 2000-5-52 ed.2 čl. 524)</text:span></text:p>
        <text:p text:style-name="Standard"><text:span text:style-name="T208">Volba, seřízení, selektivita a koordinace ochranných a kontrolních (monitorovacích) přístrojů<text:s/></text:span><text:span text:style-name="T209">- (ČSN 33 2000-6 ed.2 čl. 6.4.2.3 písmeno d, ČSN 33 2000-5-537)</text:span></text:p>
        <text:p text:style-name="Standard"><text:span text:style-name="T210">Volba, umístění a instalace přepěťových ochran (SPD)</text:span><text:span text:style-name="T211"><text:s/>- (ČSN 33 2000-6 ed.2 čl. 6.4.2.3 písmeno e, ČSN 33 2000-5-534 ed.2)</text:span></text:p>
        <text:p text:style-name="Standard"><text:span text:style-name="T212">Volba, instalace a vhodné umístění vhodných odpojujících a spínacích přístrojů</text:span><text:span text:style-name="T213"><text:s/>– (ČSN 33 2000-6 ed.2 čl. 6.4.2.3 písmeno f, ČSN 33 2000-5-537 ed.2)</text:span></text:p>
        <text:p text:style-name="Standard"><text:span text:style-name="T214">Volba zařízení a ochranných opatření přiměřené k vnějším vlivům a mechanickým namáháním</text:span><text:span text:style-name="T215"><text:s/>- elektrické předměty jsou určeny pro prostředí uvedeného v C/1.(ČSN 33 2000-6 ed.2 čl. 6.4.2.3 písmeno g, ČSN 33 2000-5-51 ed.3 čl. 512., ČSN 33 2000-5-52ed.2 čl. 522) 2000-5-51 ed.3 čl.514.3, ČSN EN 60445 ed.4)</text:span></text:p>
        <text:p text:style-name="Standard"><text:span text:style-name="T216">Označení nulových a ochranných vodičů</text:span><text:span text:style-name="T217"><text:s/>- (ČSN 33 2000-6 ed.2 čl. 6.4.2.3 písmeno h, ČSN 33 2000-5-51 ed.3 čl. 514.3, ČSN EN 60446 ed.4)</text:span></text:p>
        <text:p text:style-name="Standard"><text:span text:style-name="T218">Vybavení schématy, varovnými nápisy nebo dalšími podobnými informacemi<text:s/></text:span><text:span text:style-name="T219">- (ČSN 33 2000-6 ed.2 čl. 6.4.2.3 písmeno i, ČSN 33 2000-5-51 ed.3 čl. 514.5 a ČSN EN 50110-1 ed.3 čl.4.8.)</text:span></text:p>
        <text:p text:style-name="Standard"><text:span text:style-name="T220">Označení obvodů, přístrojů jistících před nadproudy, spínačů, svorek atd.</text:span><text:span text:style-name="T221"><text:s/>- (ČSN 33 2000-6 ed.2 čl. 6.4.2.3 písmeno j, ČSN 33 2000-5-51 ed. 3 čl.514.4)</text:span></text:p>
        <text:p text:style-name="Standard"><text:span text:style-name="T222">Odpovídající způsob zakončování a spojování kabelů a vodičů</text:span><text:span text:style-name="T223"><text:s/>- (ČSN 33 2000-6 ed.2 čl. 6.4.2.3 písmeno k, ČSN 33 2000-5-52 ed.2 kapitola 526)</text:span></text:p>
        <text:p text:style-name="Standard"><text:span text:style-name="T224">Volba a instalace uzemnění, ochranných vodičů a jejich připojování<text:s/></text:span><text:span text:style-name="T225">- (ČSN 33 2000-6 ed.2 čl. 6.4.2.3 písmeno I, ČSN 33 2000-5-54 ed.3)</text:span></text:p>
        <text:p text:style-name="Standard"><text:span text:style-name="T226">Přístupnost zařízení z hlediska jeho ovládání, značení a údržby</text:span><text:span text:style-name="T227"><text:s/>- (ČSN 33 2000-6 ed.2 čl. 6.4.2.3 písmeno m, ČSN 33 2000-5-51 ed.3 kapitoly 513 a 514)</text:span></text:p>
        <text:p text:style-name="Standard"><text:span text:style-name="T228">Opatření proti elektromagnetickému rušení<text:s/></text:span><text:span text:style-name="T229">- (ČSN 33 2000-6 ed.2 čl. 6.4.2.3 písmeno n, ČSN 33 2000-4-44 čl.444)</text:span></text:p>
        <text:p text:style-name="Standard"><text:span text:style-name="T230">Spojení neživých částí s uzemněním</text:span><text:span text:style-name="T231"><text:s/>- (ČSN 33 2000-6 ed.2 čl. 6.4.2.3 písmeno o, ČSN 33 2000-6 ed.2 čl. 6.4.2.3 písmeno o, ČSN 33 2000-č-41 ed.2 čl.411.3.1)</text:span></text:p>
        <text:p text:style-name="Standard"><text:span text:style-name="T232">Volba stavu elektrických vedení<text:s/></text:span><text:span text:style-name="T233">- (ČSN 33 2000-6 ed.2 čl. 6.4.2.3 písmeno p, ČSN 33 2000-5-</text:span></text:p>
        <text:p text:style-name="Standard"><text:span text:style-name="T234">Kontrola nouzového a únikového osvětlení</text:span><text:span text:style-name="T235"><text:s/>- dle ustanovení ČSN EN 1838 (Světlo a osvětlení - Nouzové osvětlení), ČSN EN 50172 (Systémy nouzového únikového osvětlení), ČSN 33 2000-5-</text:span></text:p>
        <text:p text:style-name="P236">56 ed.2 (Napájení zařízení sloužících v případě nouze)</text:p>
        <text:p text:style-name="Standard"><text:span text:style-name="T237">vyhovuje</text:span></text:p>
        <text:p text:style-name="P238"/>
        <text:p text:style-name="P239">vyhovuje</text:p>
        <text:p text:style-name="P240"/>
        <text:p text:style-name="P241">vyhovuje</text:p>
        <text:p text:style-name="P242"/>
        <text:p text:style-name="P243">v instalaci nepoužito</text:p>
        <text:p text:style-name="P244"/>
        <text:p text:style-name="P245">v instalaci nepoužito</text:p>
        <text:p text:style-name="P246"/>
        <text:p text:style-name="P247">v instalaci nepoužito</text:p>
        <text:p text:style-name="P248">vyhovuje</text:p>
        <text:p text:style-name="P249"/>
        <text:p text:style-name="P250">vyhovuje</text:p>
        <text:p text:style-name="P251"/>
        <text:p text:style-name="P252">nebylo předmětem revize</text:p>
        <text:p text:style-name="P253"/>
        <text:p text:style-name="P254"/>
        <text:p text:style-name="P255"/>
        <text:p text:style-name="P256">vyhovuje</text:p>
        <text:p text:style-name="P257"/>
        <text:p text:style-name="P258"/>
        <text:p text:style-name="P259">vyhovuje</text:p>
        <text:p text:style-name="P260"/>
        <text:p text:style-name="P261">vyhovuje</text:p>
        <text:p text:style-name="P262"/>
        <text:p text:style-name="P263">vyhovuje</text:p>
        <text:p text:style-name="P264"/>
        <text:p text:style-name="P265">vyhovuje</text:p>
        <text:p text:style-name="P266"/>
        <text:p text:style-name="P267"/>
        <text:p text:style-name="P268"/>
        <text:p text:style-name="P269">vyhovuje</text:p>
        <text:p text:style-name="P270"/>
        <text:p text:style-name="P271">vyhovuje</text:p>
        <text:p text:style-name="P272"/>
        <text:p text:style-name="P273">vyhovuje</text:p>
        <text:p text:style-name="P274"/>
        <text:p text:style-name="P275">vyhovuje</text:p>
        <text:p text:style-name="P276"/>
        <text:p text:style-name="P277">vyhovuje</text:p>
        <text:p text:style-name="P278"/>
        <text:p text:style-name="P279">vyhovuje</text:p>
        <text:p text:style-name="P280"/>
        <text:p text:style-name="P281">vyhovuje</text:p>
        <text:p text:style-name="P282"/>
        <text:p text:style-name="P283">vyhovuje</text:p>
        <text:p text:style-name="P284"/>
        <text:p text:style-name="P285"/>
        <text:p text:style-name="P286">vyhovuje</text:p>
        <text:p text:style-name="P287"/>
        <text:p text:style-name="P288">nebylo předmětem revize</text:p>
        <text:p text:style-name="P289"/>
      </text:section>
      <text:section text:name="Sect31" text:style-name="S31">
        <text:soft-page-break/>
        <text:h text:style-name="P290" text:outline-level="3">7. Zkoušení (ČSN 33 2000-6 ed.2 čl. 6.4.3):</text:h>
        <text:p text:style-name="P291"/>
      </text:section>
      <text:section text:name="Sect32" text:style-name="S32">
        <text:p text:style-name="Standard"><text:span text:style-name="T292">Spojitost ochranných vodičů a spojitost hlavního a doplňujícího pospojování a kontrola Uzemnění<text:s/></text:span><text:span text:style-name="T293">- ČSN 33 2000-6 ed.2 čl.6.4.3.2, ČSN 33 2000-4-41 ed.2,, čl.411.3.1.2., čl.415.2</text:span></text:p>
        <text:p text:style-name="Standard"><text:span text:style-name="T294">Izolační odpor elektrické instalace</text:span><text:span text:style-name="T295"><text:s/>- ČSN 33 2000-6 ed. 2, čl.6.4.3.3</text:span></text:p>
        <text:p text:style-name="Standard"><text:span text:style-name="T296">Ochrana SELV a PELV nebo elektrickým oddělením<text:s/></text:span><text:span text:style-name="T297">- ČSN 33 2000-6 ed. 2, čl.6.4.3.4, ČSN 33 2000- 4-41 ed. 2, čl.414, čl. 413, ČSN EN 61140 ed.3 čl.6.7, čl.6.8</text:span></text:p>
        <text:p text:style-name="Standard"><text:span text:style-name="T298">Izolační odpor podlahy a stěn</text:span><text:span text:style-name="T299"><text:s/>- ČSN 33 2000-6 ed. 2, čl.6.4.3.5, příloha B, ČSN 33 2000-4-41 ed.2, příloha C (nevodivé okolí), ČSN EN 61140 ed. 3 čl.5.3.8.</text:span></text:p>
        <text:p text:style-name="Standard"><text:span text:style-name="T300">Polarita napájení</text:span><text:span text:style-name="T301"><text:s/>- ČSN 33 2000-6 ed. 2 čl.6.4.3.6, ČSN 33 2180 čl.3.8, čl. 6.2.2, ČSN 33 2000-4-46 ed.3 čl. 463, ČSN 33 2130 ed.3 čl.5.3., TNI 33 2000-7 příloha H</text:span></text:p>
        <text:p text:style-name="Standard"><text:span text:style-name="T302">Automatické odpojení od zdroje</text:span><text:span text:style-name="T303"><text:s/>- ČSN 33 2000-6 ed.2 čl. 6.4.3.7, ČSN 33 2000-4-41 ed. 2, čl.411, ČSN EN 61140 ed.3 čl.6.2.</text:span></text:p>
        <text:p text:style-name="Standard"><text:span text:style-name="T304">Doplňková ochrana proudovým chráničem</text:span><text:span text:style-name="T305"><text:s/>- ČSN 33 2000-6 ed.2 čl.6.4.3.8., ČSN 33 2000-6 ed.2 příloha NA, ČSN 33 2000-4-41 ed. 2, čl.415.1</text:span></text:p>
        <text:p text:style-name="Standard"><text:span text:style-name="T306">Doplňková ochrana doplňující ochranné pospojování</text:span><text:span text:style-name="T307"><text:s/>- ČSN 33 2000-6 ed. 2 čl.6.4.3.8, ČSN 33 2000-4-41 ed. 2, čl.415.2.</text:span></text:p>
        <text:p text:style-name="Standard"><text:span text:style-name="T308">Pořadí fází</text:span><text:span text:style-name="T309"><text:s/>- ČSN 33 2000-6 ed.2 čl. 6.4.3.9</text:span></text:p>
        <text:p text:style-name="Standard"><text:span text:style-name="T310">Funkční zkouška</text:span><text:span text:style-name="T311"><text:s/>- ČSN 33 2000-6 ed.2 čl. 6.4.3.10</text:span></text:p>
        <text:p text:style-name="Standard"><text:span text:style-name="T312">Ověření úbytků napětí</text:span><text:span text:style-name="T313"><text:s/>- ČSN 33 2000-6 ed. 2 čl. 6.4.3.11, ČSN 33 2000-5-52 ed.2, čl.525, ČSN 33 2130 ed.3, čl.4.7.3</text:span></text:p>
        <text:p text:style-name="P314">Provozní zkouška</text:p>
        <text:p text:style-name="P315">vyhovuje</text:p>
        <text:p text:style-name="P316">vyhovuje</text:p>
        <text:p text:style-name="P317">v instalaci nepoužito</text:p>
        <text:p text:style-name="P318">v instalaci nepoužito</text:p>
        <text:p text:style-name="P319"/>
        <text:p text:style-name="P320">vyhovuje</text:p>
        <text:p text:style-name="P321"/>
        <text:p text:style-name="P322">vyhovuje</text:p>
        <text:p text:style-name="P323"/>
        <text:p text:style-name="P324">vyhovuje</text:p>
        <text:p text:style-name="P325"/>
        <text:p text:style-name="P326">vyhovuje</text:p>
        <text:p text:style-name="P327"/>
        <text:p text:style-name="P328">vyhovuje</text:p>
        <text:p text:style-name="P329"/>
        <text:p text:style-name="P330">vyhovuje</text:p>
        <text:p text:style-name="P331">vyhovuje</text:p>
        <text:p text:style-name="P332">vyhovuje</text:p>
        <text:p text:style-name="P333"/>
        <text:p text:style-name="P334">vyhovuje</text:p>
      </text:section>
      <text:section text:name="Sect33" text:style-name="S33">
        <text:p text:style-name="Standard"/>
        <text:h text:style-name="P335" text:outline-level="3">8. Provedená údržba (popř. jiný zásah do elektroinstalace)</text:h>
        <text:p text:style-name="Standard">V průběhu revize nebyly provedeny žádné zásahy do elektroinstalace.</text:p>
      </text:section>
      <text:soft-page-break/>
      <text:h text:style-name="P336" text:outline-level="3">9. Měření</text:h>
      <text:p text:style-name="Standard">Naměřená hodnota impedance smyčky odpovídá požadavkům ČSN 332000-4-41 ed.2, čl. 411.4.4 a požadavky normy se považují za splněné, jestliže naměřená hodnota vyhovuje nerovnosti: Zs (m)<text:s/><text:span text:style-name="T338">≤ 2/3 x Uo/la</text:span></text:p>
      <text:p text:style-name="P339">Hodnota ZS uvedená v tabulce je hodnota naměřená maximální opravena o chybu měřícího přístroje.</text:p>
      <text:p text:style-name="Standard">Měření izolačních odporů bylo provedeno mezi jednotlivými pracovními vodiči navzájem a mezi každým pracovním vodičem a zemi. Hodnota uvedená v tabulce je naměřená hodnota minimální.</text:p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2">
            <text:p text:style-name="P358">Název rozvaděče:</text:p>
          </table:table-cell>
          <table:covered-table-cell/>
          <table:table-cell table:style-name="TableCell359">
            <text:p text:style-name="P360">R FVE</text:p>
          </table:table-cell>
          <table:table-cell table:style-name="TableCell361">
            <text:p text:style-name="P362">Umístění rozvaděče</text:p>
          </table:table-cell>
          <table:table-cell table:style-name="TableCell363">
            <text:p text:style-name="P364">GARÁŽ</text:p>
          </table:table-cell>
          <table:table-cell table:style-name="TableCell365" table:number-columns-spanned="2">
            <text:p text:style-name="P366">Provedení rozváděče</text:p>
          </table:table-cell>
          <table:covered-table-cell/>
          <table:table-cell table:style-name="TableCell367" table:number-columns-spanned="7">
            <text:p text:style-name="P368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9">
          <table:table-cell table:style-name="TableCell370" table:number-columns-spanned="2">
            <text:p text:style-name="P371">Výrobce rozváděče:</text:p>
          </table:table-cell>
          <table:covered-table-cell/>
          <table:table-cell table:style-name="TableCell372" table:number-columns-spanned="2">
            <text:p text:style-name="P373"/>
          </table:table-cell>
          <table:covered-table-cell/>
          <table:table-cell table:style-name="TableCell374">
            <text:p text:style-name="P375">vč. rozváděče: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Jm. proud: 16 A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Krytí</text:p>
            <text:p text:style-name="P384">IP: 54</text:p>
          </table:table-cell>
          <table:table-cell table:style-name="TableCell385">
            <text:p text:style-name="P386"/>
          </table:table-cell>
          <table:table-cell table:style-name="TableCell387">
            <text:p text:style-name="P388">Un [V]:</text:p>
          </table:table-cell>
          <table:table-cell table:style-name="TableCell389" table:number-columns-spanned="3">
            <text:p text:style-name="P390">400/230</text:p>
          </table:table-cell>
          <table:covered-table-cell/>
          <table:covered-table-cell/>
        </table:table-row>
        <table:table-row table:style-name="TableRow391">
          <table:table-cell table:style-name="TableCell392" table:number-columns-spanned="2">
            <text:p text:style-name="P393">Jištění přívodu:</text:p>
          </table:table-cell>
          <table:covered-table-cell/>
          <table:table-cell table:style-name="TableCell394" table:number-columns-spanned="2">
            <text:p text:style-name="P395"/>
          </table:table-cell>
          <table:covered-table-cell/>
          <table:table-cell table:style-name="TableCell396">
            <text:p text:style-name="P397">Přívodní kabel:</text:p>
          </table:table-cell>
          <table:table-cell table:style-name="TableCell398">
            <text:p text:style-name="P399"/>
          </table:table-cell>
          <table:table-cell table:style-name="TableCell400">
            <text:p text:style-name="P401">Poznámka</text:p>
          </table:table-cell>
          <table:table-cell table:style-name="TableCell402" table:number-columns-spanned="5">
            <text:p text:style-name="P403"/>
          </table:table-cell>
          <table:covered-table-cell/>
          <table:covered-table-cell/>
          <table:covered-table-cell/>
          <table:covered-table-cell/>
          <table:table-cell table:style-name="TableCell404" table:number-columns-spanned="2">
            <text:p text:style-name="P405"/>
          </table:table-cell>
          <table:covered-table-cell/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 table:number-columns-spanned="6">
            <text:p text:style-name="P410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11" table:number-columns-spanned="2">
            <text:p text:style-name="P412">Izolační odpor</text:p>
          </table:table-cell>
          <table:covered-table-cell/>
          <table:table-cell table:style-name="TableCell413" table:number-columns-spanned="4">
            <text:p text:style-name="P414">Impedance</text:p>
          </table:table-cell>
          <table:covered-table-cell/>
          <table:covered-table-cell/>
          <table:covered-table-cell/>
          <table:table-cell table:style-name="TableCell415">
            <text:p text:style-name="P416">RCD</text:p>
          </table:table-cell>
        </table:table-row>
        <table:table-row table:style-name="TableRow417">
          <table:table-cell table:style-name="TableCell418" table:number-rows-spanned="2">
            <text:p text:style-name="P419">Vývod</text:p>
          </table:table-cell>
          <table:table-cell table:style-name="TableCell420" table:number-columns-spanned="4" table:number-rows-spanned="2">
            <text:p text:style-name="P421">Koncové zařízení</text:p>
          </table:table-cell>
          <table:covered-table-cell/>
          <table:covered-table-cell/>
          <table:covered-table-cell/>
          <table:table-cell table:style-name="TableCell422" table:number-rows-spanned="2">
            <text:p text:style-name="P423">Jištění/typ</text:p>
          </table:table-cell>
          <table:table-cell table:style-name="TableCell424" table:number-rows-spanned="2">
            <text:p text:style-name="P425">Kabel</text:p>
          </table:table-cell>
          <table:table-cell table:style-name="TableCell426" table:number-columns-spanned="2">
            <text:p text:style-name="P427">Rizol [MΩ]</text:p>
          </table:table-cell>
          <table:covered-table-cell/>
          <table:table-cell table:style-name="TableCell428" table:number-columns-spanned="4">
            <text:p text:style-name="P429">Zs [Ω]</text:p>
          </table:table-cell>
          <table:covered-table-cell/>
          <table:covered-table-cell/>
          <table:covered-table-cell/>
          <table:table-cell table:style-name="TableCell430" table:number-rows-spanned="2">
            <text:p text:style-name="P431">[mA/ms]</text:p>
          </table:table-cell>
        </table:table-row>
        <table:table-row table:style-name="TableRow432">
          <table:covered-table-cell>
            <text:p text:style-name="Normální"/>
          </table:covered-table-cell>
          <table:covered-table-cell>
            <text:p text:style-name="Normální"/>
          </table:covered-table-cell>
          <table:covered-table-cell/>
          <table:covered-table-cell/>
          <table:covered-table-cell/>
          <table:covered-table-cell>
            <text:p text:style-name="Normální"/>
          </table:covered-table-cell>
          <table:covered-table-cell>
            <text:p text:style-name="Normální"/>
          </table:covered-table-cell>
          <table:table-cell table:style-name="TableCell433">
            <text:p text:style-name="P434">limit</text:p>
          </table:table-cell>
          <table:table-cell table:style-name="TableCell435">
            <text:p text:style-name="P436">změřen</text:p>
          </table:table-cell>
          <table:table-cell table:style-name="TableCell437">
            <text:p text:style-name="P438">limit</text:p>
          </table:table-cell>
          <table:table-cell table:style-name="TableCell439">
            <text:p text:style-name="P440">Rozváděč</text:p>
          </table:table-cell>
          <table:table-cell table:style-name="TableCell441" table:number-columns-spanned="2">
            <text:p text:style-name="P442">Zařízení</text:p>
          </table:table-cell>
          <table:covered-table-cell/>
          <table:covered-table-cell>
            <text:p text:style-name="Normální"/>
          </table:covered-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 table:number-columns-spanned="4">
            <text:p text:style-name="P447">AC strana</text:p>
          </table:table-cell>
          <table:covered-table-cell/>
          <table:covered-table-cell/>
          <table:covered-table-cell/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 table:number-columns-spanned="2">
            <text:p text:style-name="P461"/>
          </table:table-cell>
          <table:covered-table-cell/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/>
          </table:table-cell>
          <table:table-cell table:style-name="TableCell467" table:number-columns-spanned="4">
            <text:p text:style-name="P468">Hlavní jistič</text:p>
          </table:table-cell>
          <table:covered-table-cell/>
          <table:covered-table-cell/>
          <table:covered-table-cell/>
          <table:table-cell table:style-name="TableCell469">
            <text:p text:style-name="P470">3/16/ B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30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0,4</text:p>
          </table:table-cell>
          <table:table-cell table:style-name="TableCell481" table:number-columns-spanned="2">
            <text:p text:style-name="P482"/>
          </table:table-cell>
          <table:covered-table-cell/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 table:number-columns-spanned="4">
            <text:p text:style-name="P489">Střídač<text:s/>Solaredge SE10K-RW3</text:p>
          </table:table-cell>
          <table:covered-table-cell/>
          <table:covered-table-cell/>
          <table:covered-table-cell/>
          <table:table-cell table:style-name="TableCell490">
            <text:p text:style-name="P491">1 ks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 table:number-columns-spanned="2">
            <text:p text:style-name="P503"/>
          </table:table-cell>
          <table:covered-table-cell/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 table:number-columns-spanned="4">
            <text:p text:style-name="P510">vč.:<text:s/>S24821-07E08311E-03</text:p>
          </table:table-cell>
          <table:covered-table-cell/>
          <table:covered-table-cell/>
          <table:covered-table-cell/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 table:number-columns-spanned="2">
            <text:p text:style-name="P524"/>
          </table:table-cell>
          <table:covered-table-cell/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 table:number-columns-spanned="4">
            <text:p text:style-name="P531">Elektroměr DTS 353 – MID cejch</text:p>
          </table:table-cell>
          <table:covered-table-cell/>
          <table:covered-table-cell/>
          <table:covered-table-cell/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 table:number-columns-spanned="4">
            <text:p text:style-name="P552">ROZPADOVÝ STÝKAČ 1-0</text:p>
          </table:table-cell>
          <table:covered-table-cell/>
          <table:covered-table-cell/>
          <table:covered-table-cell/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 table:number-columns-spanned="2">
            <text:p text:style-name="P566"/>
          </table:table-cell>
          <table:covered-table-cell/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 table:number-columns-spanned="4">
            <text:p text:style-name="P573">PŘEPĚTOVÁ OCHRANA<text:s/>EATON<text:s/>1+ 2</text:p>
          </table:table-cell>
          <table:covered-table-cell/>
          <table:covered-table-cell/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 table:number-columns-spanned="4">
            <text:p text:style-name="P594">DC strana</text:p>
          </table:table-cell>
          <table:covered-table-cell/>
          <table:covered-table-cell/>
          <table:covered-table-cell/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 table:number-columns-spanned="2">
            <text:p text:style-name="P608"/>
          </table:table-cell>
          <table:covered-table-cell/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 table:number-columns-spanned="4">
            <text:p text:style-name="P615">22<text:s/>ks panelů Phono solar HPH-455M</text:p>
          </table:table-cell>
          <table:covered-table-cell/>
          <table:covered-table-cell/>
          <table:covered-table-cell/>
          <table:table-cell table:style-name="TableCell616">
            <text:p text:style-name="P617">10,10<text:s/>kwP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>30</text:p>
          </table:table-cell>
          <table:table-cell table:style-name="TableCell624">
            <text:p text:style-name="P625"/>
          </table:table-cell>
          <table:table-cell table:style-name="TableCell626">
            <text:p text:style-name="P627">0,4</text:p>
          </table:table-cell>
          <table:table-cell table:style-name="TableCell628" table:number-columns-spanned="2">
            <text:p text:style-name="P629"/>
          </table:table-cell>
          <table:covered-table-cell/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 table:number-columns-spanned="4">
            <text:p text:style-name="P636"/>
          </table:table-cell>
          <table:covered-table-cell/>
          <table:covered-table-cell/>
          <table:covered-table-cell/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 table:number-columns-spanned="2">
            <text:p text:style-name="P650"/>
          </table:table-cell>
          <table:covered-table-cell/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 table:number-columns-spanned="4">
            <text:p text:style-name="P657"/>
          </table:table-cell>
          <table:covered-table-cell/>
          <table:covered-table-cell/>
          <table:covered-table-cell/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 table:number-columns-spanned="2">
            <text:p text:style-name="P671"/>
          </table:table-cell>
          <table:covered-table-cell/>
          <table:table-cell table:style-name="TableCell672">
            <text:p text:style-name="P673"/>
          </table:table-cell>
        </table:table-row>
      </table:table>
      <text:soft-page-break/>
      <text:p text:style-name="P674">Výrobní čísla FVE panelů</text:p>
      <text:p text:style-name="P676"/>
      <table:table table:style-name="Table677">
        <table:table-columns>
          <table:table-column table:style-name="TableColumn678"/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1.</text:p>
          </table:table-cell>
          <table:table-cell table:style-name="TableCell685">
            <text:p text:style-name="P686">LRP904087211200104578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2.</text:p>
          </table:table-cell>
          <table:table-cell table:style-name="TableCell694">
            <text:p text:style-name="P695">LRP904097211200104568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3.</text:p>
          </table:table-cell>
          <table:table-cell table:style-name="TableCell703">
            <text:p text:style-name="P704">LRP904087211200504572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4.</text:p>
          </table:table-cell>
          <table:table-cell table:style-name="TableCell712">
            <text:p text:style-name="P713">LRP904087211200104558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5.</text:p>
          </table:table-cell>
          <table:table-cell table:style-name="TableCell721">
            <text:p text:style-name="P722">LRP904087211200104570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6.</text:p>
          </table:table-cell>
          <table:table-cell table:style-name="TableCell730">
            <text:p text:style-name="P731">LRP904087211200108241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7.</text:p>
          </table:table-cell>
          <table:table-cell table:style-name="TableCell739">
            <text:p text:style-name="P740">LRP904087211200104685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8.</text:p>
          </table:table-cell>
          <table:table-cell table:style-name="TableCell748">
            <text:p text:style-name="P749">LRP904087211200104561</text:p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9.</text:p>
          </table:table-cell>
          <table:table-cell table:style-name="TableCell757">
            <text:p text:style-name="P758">LRP904087211200104580</text:p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>
            <text:p text:style-name="P765">10.</text:p>
          </table:table-cell>
          <table:table-cell table:style-name="TableCell766">
            <text:p text:style-name="P767">LRP904087211200104580</text:p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</table:table-row>
        <table:table-row table:style-name="TableRow772">
          <table:table-cell table:style-name="TableCell773">
            <text:p text:style-name="P774">11.</text:p>
          </table:table-cell>
          <table:table-cell table:style-name="TableCell775">
            <text:p text:style-name="P776">LRP904087211200104575</text:p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12.</text:p>
          </table:table-cell>
          <table:table-cell table:style-name="TableCell784">
            <text:p text:style-name="P785">LRP904087211200108871</text:p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13.</text:p>
          </table:table-cell>
          <table:table-cell table:style-name="TableCell793">
            <text:p text:style-name="P794">LRP904087211200104555</text:p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14.</text:p>
          </table:table-cell>
          <table:table-cell table:style-name="TableCell802">
            <text:p text:style-name="P803">LRP904087211200104573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  <table:table-row table:style-name="TableRow808">
          <table:table-cell table:style-name="TableCell809">
            <text:p text:style-name="P810">15.</text:p>
          </table:table-cell>
          <table:table-cell table:style-name="TableCell811">
            <text:p text:style-name="P812">LRP904087211200108177</text:p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16.</text:p>
          </table:table-cell>
          <table:table-cell table:style-name="TableCell820">
            <text:p text:style-name="P821">LRP904087211200108202</text:p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>17.</text:p>
          </table:table-cell>
          <table:table-cell table:style-name="TableCell829">
            <text:p text:style-name="P830">LRP904087211200108272</text:p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P837">18.</text:p>
          </table:table-cell>
          <table:table-cell table:style-name="TableCell838">
            <text:p text:style-name="P839">LRP904087211200108168</text:p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19.</text:p>
          </table:table-cell>
          <table:table-cell table:style-name="TableCell847">
            <text:p text:style-name="P848">LRP904087211200101578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20.</text:p>
          </table:table-cell>
          <table:table-cell table:style-name="TableCell856">
            <text:p text:style-name="P857">LRP904087211200104507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>21.</text:p>
          </table:table-cell>
          <table:table-cell table:style-name="TableCell865">
            <text:p text:style-name="P866">LRP904087211200104568</text:p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22.</text:p>
          </table:table-cell>
          <table:table-cell table:style-name="TableCell874">
            <text:p text:style-name="TableContents"><text:span text:style-name="T875">LRP904087211200104564</text:span>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</table:table>
      <text:p text:style-name="Standard"/>
      <text:h text:style-name="Nadpis3" text:outline-level="3">10. Měření odběrů, instalovaná zařízení</text:h>
      <text:p text:style-name="P880">Instalovaná zařízení:</text:p>
      <table:table table:style-name="Table881">
        <table:table-columns>
          <table:table-column table:style-name="TableColumn882"/>
          <table:table-column table:style-name="TableColumn883"/>
          <table:table-column table:style-name="TableColumn884"/>
          <table:table-column table:style-name="TableColumn885"/>
        </table:table-columns>
        <table:table-row table:style-name="TableRow886">
          <table:table-cell table:style-name="TableCell887">
            <text:p text:style-name="P888">Zařízení</text:p>
          </table:table-cell>
          <table:table-cell table:style-name="TableCell889">
            <text:p text:style-name="P890">Kusů</text:p>
          </table:table-cell>
          <table:table-cell table:style-name="TableCell891">
            <text:p text:style-name="P892">Zařízení</text:p>
          </table:table-cell>
          <table:table-cell table:style-name="TableCell893">
            <text:p text:style-name="P894">Kusů</text:p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</table:table-row>
        <table:table-row table:style-name="TableRow922"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</table:table-row>
      </table:table>
      <text:p text:style-name="Standard"/>
      <text:p text:style-name="P940">Měření proudového zatížení v provozu:</text:p>
      <table:table table:style-name="Table941">
        <table:table-columns>
          <table:table-column table:style-name="TableColumn942"/>
          <table:table-column table:style-name="TableColumn943"/>
          <table:table-column table:style-name="TableColumn944"/>
          <table:table-column table:style-name="TableColumn945"/>
          <table:table-column table:style-name="TableColumn946"/>
        </table:table-columns>
        <table:table-row table:style-name="TableRow947">
          <table:table-cell table:style-name="TableCell948">
            <text:p text:style-name="P949">Místo měření</text:p>
          </table:table-cell>
          <table:table-cell table:style-name="TableCell950">
            <text:p text:style-name="P951">L1 [A]:</text:p>
          </table:table-cell>
          <table:table-cell table:style-name="TableCell952">
            <text:p text:style-name="P953">L2 [A]:</text:p>
          </table:table-cell>
          <table:table-cell table:style-name="TableCell954">
            <text:p text:style-name="P955">L3 [A]:</text:p>
          </table:table-cell>
          <table:table-cell table:style-name="TableCell956">
            <text:p text:style-name="P957">Poznámka</text:p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>Celkem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</table:table-row>
      </table:table>
      <text:p text:style-name="Standard"/>
      <text:p text:style-name="P1002">Měření vyšších harmonických při provozu:</text:p>
      <text:soft-page-break/>
      <text:p text:style-name="P1003">V průběhu revize byl při provozu všech spotřebičů měřen na přívodu výskyt vyšších harmonických - U3&lt;0,1%, 13&lt;0,1% tzn. bez zpětného vlivu na rozvodnou soustavu.</text:p>
      <text:p text:style-name="Standard"/>
      <text:h text:style-name="Nadpis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Nadpis3" text:outline-level="3">12. Měření zemních odporů</text:h>
      <text:p text:style-name="Standard">---</text:p>
      <text:p text:style-name="P1004"/>
      <text:h text:style-name="Nadpis3" text:outline-level="3">13. Soupis zjištěných závad</text:h>
      <text:p text:style-name="Textbody">Při revizi nebyly shledány zjevné závady.</text:p>
      <text:p text:style-name="P10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dpis4" style:display-name="Nadpis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" style:display-name="Náze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Záhlaví" style:display-name="Záhlaví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Záhlaví" style:family="paragraph">
      <style:paragraph-properties>
        <style:tab-stops>
          <style:tab-stop style:type="center" style:position="6.1423in"/>
          <style:tab-stop style:type="right" style:position="6.925in"/>
        </style:tab-stops>
      </style:paragraph-properties>
    </style:style>
    <style:page-layout style:name="PL34">
      <style:page-layout-properties fo:page-width="11in" fo:page-height="8.5in" style:print-orientation="landscape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337" style:parent-style-name="Záhlaví" style:family="paragraph">
      <style:paragraph-properties>
        <style:tab-stops>
          <style:tab-stop style:type="center" style:position="6.1423in"/>
          <style:tab-stop style:type="right" style:position="6.925in"/>
        </style:tab-stops>
      </style:paragraph-properties>
    </style:style>
    <style:page-layout style:name="PL35">
      <style:page-layout-properties fo:page-width="8.2701in" fo:page-height="11.6902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675" style:parent-style-name="Záhlaví" style:family="paragraph">
      <style:paragraph-properties>
        <style:tab-stops>
          <style:tab-stop style:type="center" style:position="6.1423in"/>
          <style:tab-stop style:type="right" style:position="6.925in"/>
        </style:tab-stops>
      </style:paragraph-properties>
    </style:style>
  </office:automatic-styles>
  <office:master-styles>
    <style:master-page style:name="MP0" style:page-layout-name="PL0">
      <style:header>
        <text:p text:style-name="P2">Strana -<text:s/><text:page-number text:fixed="false">5</text:page-number>-<text:tab/>Revizní zpráva č.: RE FVE 021/22</text:p>
      </style:header>
    </style:master-page>
    <style:master-page style:name="MP34" style:page-layout-name="PL34">
      <style:header>
        <text:p text:style-name="P337">Strana -<text:s/><text:page-number text:fixed="false">6</text:page-number>-<text:tab/>Revizní zpráva č.: RE FVE 021/22</text:p>
      </style:header>
    </style:master-page>
    <style:master-page style:name="MP35" style:page-layout-name="PL35">
      <style:header>
        <text:p text:style-name="P675">Strana -<text:s/><text:page-number text:fixed="false">8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íka Václav</dc:creator>
    <meta:creation-date>2022-12-18T13:51:00Z</meta:creation-date>
    <dc:date>2023-01-25T08:10:00Z</dc:date>
    <meta:print-date>2022-12-19T18:17:00Z</meta:print-date>
    <meta:template xlink:href="Normal.dotm" xlink:type="simple"/>
    <meta:editing-cycles>26</meta:editing-cycles>
    <meta:editing-duration>PT11880S</meta:editing-duration>
    <meta:document-statistic meta:page-count="9" meta:paragraph-count="27" meta:word-count="2011" meta:character-count="13850" meta:row-count="98" meta:non-whitespace-character-count="11866"/>
  </office:meta>
</office:document-meta>
</file>